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3.74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8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Efficient layer</text:p>
          </table:table-cell>
          <table:covered-table-cell/>
          <table:table-cell/>
          <table:table-cell office:value-type="string" calcext:value-type="string" table:number-columns-spanned="2" table:number-rows-spanned="1">
            <text:p>Bridge</text:p>
          </table:table-cell>
          <table:covered-table-cell/>
          <table:table-cell/>
          <table:table-cell office:value-type="string" calcext:value-type="string" table:number-columns-spanned="2" table:number-rows-spanned="1">
            <text:p>Ratio</text:p>
          </table:table-cell>
          <table:covered-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0410184_169.qasm 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0.001483" calcext:value-type="float">
            <text:p>0.001483</text:p>
          </table:table-cell>
          <table:table-cell/>
          <table:table-cell table:formula="of:=[.E3]/[.B3]" office:value-type="float" office:value="1.18086225026288" calcext:value-type="float">
            <text:p>1.18086225026288</text:p>
          </table:table-cell>
          <table:table-cell table:formula="of:=[.F3]/[.C3]" office:value-type="float" office:value="0.180282032579626" calcext:value-type="float">
            <text:p>0.180282032579626</text:p>
          </table:table-cell>
        </table:table-row>
        <table:table-row table:style-name="ro1">
          <table:table-cell office:value-type="string" calcext:value-type="string">
            <text:p>3_17_13.qasm 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000132" calcext:value-type="float">
            <text:p>0.000132</text:p>
          </table:table-cell>
          <table:table-cell/>
          <table:table-cell table:formula="of:=[.E4]/[.B4]" office:value-type="float" office:value="0.7" calcext:value-type="float">
            <text:p>0.7</text:p>
          </table:table-cell>
          <table:table-cell table:formula="of:=[.F4]/[.C4]" office:value-type="float" office:value="1.3469387755102" calcext:value-type="float">
            <text:p>1.3469387755102</text:p>
          </table:table-cell>
        </table:table-row>
        <table:table-row table:style-name="ro1">
          <table:table-cell office:value-type="string" calcext:value-type="string">
            <text:p>4_49_16.qasm 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0.000534" calcext:value-type="float">
            <text:p>0.000534</text:p>
          </table:table-cell>
          <table:table-cell/>
          <table:table-cell table:formula="of:=[.E5]/[.B5]" office:value-type="float" office:value="0.841225626740947" calcext:value-type="float">
            <text:p>0.841225626740947</text:p>
          </table:table-cell>
          <table:table-cell table:formula="of:=[.F5]/[.C5]" office:value-type="float" office:value="0.391782831988261" calcext:value-type="float">
            <text:p>0.391782831988261</text:p>
          </table:table-cell>
        </table:table-row>
        <table:table-row table:style-name="ro1">
          <table:table-cell office:value-type="string" calcext:value-type="string">
            <text:p>4gt10-v1_81.qasm 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00391" calcext:value-type="float">
            <text:p>0.000391</text:p>
          </table:table-cell>
          <table:table-cell/>
          <table:table-cell table:formula="of:=[.E6]/[.B6]" office:value-type="float" office:value="0.808421052631579" calcext:value-type="float">
            <text:p>0.808421052631579</text:p>
          </table:table-cell>
          <table:table-cell table:formula="of:=[.F6]/[.C6]" office:value-type="float" office:value="0.564213564213564" calcext:value-type="float">
            <text:p>0.564213564213564</text:p>
          </table:table-cell>
        </table:table-row>
        <table:table-row table:style-name="ro1">
          <table:table-cell office:value-type="string" calcext:value-type="string">
            <text:p>4gt11_82.qasm 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0094" calcext:value-type="float">
            <text:p>9.4E-05</text:p>
          </table:table-cell>
          <table:table-cell/>
          <table:table-cell table:formula="of:=[.E7]/[.B7]" office:value-type="float" office:value="0.785123966942149" calcext:value-type="float">
            <text:p>0.785123966942149</text:p>
          </table:table-cell>
          <table:table-cell table:formula="of:=[.F7]/[.C7]" office:value-type="float" office:value="0.494736842105263" calcext:value-type="float">
            <text:p>0.494736842105263</text:p>
          </table:table-cell>
        </table:table-row>
        <table:table-row table:style-name="ro1">
          <table:table-cell office:value-type="string" calcext:value-type="string">
            <text:p>4gt11_83.qasm 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73" calcext:value-type="float">
            <text:p>7.3E-05</text:p>
          </table:table-cell>
          <table:table-cell/>
          <table:table-cell table:formula="of:=[.E8]/[.B8]" office:value-type="float" office:value="0.898876404494382" calcext:value-type="float">
            <text:p>0.898876404494382</text:p>
          </table:table-cell>
          <table:table-cell table:formula="of:=[.F8]/[.C8]" office:value-type="float" office:value="0.459119496855346" calcext:value-type="float">
            <text:p>0.459119496855346</text:p>
          </table:table-cell>
        </table:table-row>
        <table:table-row table:style-name="ro1">
          <table:table-cell office:value-type="string" calcext:value-type="string">
            <text:p>4gt11_84.qasm 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0054" calcext:value-type="float">
            <text:p>5.4E-05</text:p>
          </table:table-cell>
          <table:table-cell/>
          <table:table-cell table:formula="of:=[.E9]/[.B9]" office:value-type="float" office:value="0.823529411764706" calcext:value-type="float">
            <text:p>0.823529411764706</text:p>
          </table:table-cell>
          <table:table-cell table:formula="of:=[.F9]/[.C9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string" calcext:value-type="string">
            <text:p>4gt12-v0_86.qasm 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0.000611" calcext:value-type="float">
            <text:p>0.000611</text:p>
          </table:table-cell>
          <table:table-cell/>
          <table:table-cell table:formula="of:=[.E10]/[.B10]" office:value-type="float" office:value="0.768878718535469" calcext:value-type="float">
            <text:p>0.768878718535469</text:p>
          </table:table-cell>
          <table:table-cell table:formula="of:=[.F10]/[.C10]" office:value-type="float" office:value="0.386464263124605" calcext:value-type="float">
            <text:p>0.386464263124605</text:p>
          </table:table-cell>
        </table:table-row>
        <table:table-row table:style-name="ro1">
          <table:table-cell office:value-type="string" calcext:value-type="string">
            <text:p>4gt12-v0_87.qasm 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0.000613" calcext:value-type="float">
            <text:p>0.000613</text:p>
          </table:table-cell>
          <table:table-cell/>
          <table:table-cell table:formula="of:=[.E11]/[.B11]" office:value-type="float" office:value="0.772889417360285" calcext:value-type="float">
            <text:p>0.772889417360285</text:p>
          </table:table-cell>
          <table:table-cell table:formula="of:=[.F11]/[.C11]" office:value-type="float" office:value="0.491185897435897" calcext:value-type="float">
            <text:p>0.491185897435897</text:p>
          </table:table-cell>
        </table:table-row>
        <table:table-row table:style-name="ro1">
          <table:table-cell office:value-type="string" calcext:value-type="string">
            <text:p>4gt12-v0_88.qasm 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000437" calcext:value-type="float">
            <text:p>0.000437</text:p>
          </table:table-cell>
          <table:table-cell/>
          <table:table-cell table:formula="of:=[.E12]/[.B12]" office:value-type="float" office:value="0.802244039270687" calcext:value-type="float">
            <text:p>0.802244039270687</text:p>
          </table:table-cell>
          <table:table-cell table:formula="of:=[.F12]/[.C12]" office:value-type="float" office:value="0.180131904369332" calcext:value-type="float">
            <text:p>0.180131904369332</text:p>
          </table:table-cell>
        </table:table-row>
        <table:table-row table:style-name="ro1">
          <table:table-cell office:value-type="string" calcext:value-type="string">
            <text:p>4gt12-v1_89.qasm 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0.000499" calcext:value-type="float">
            <text:p>0.000499</text:p>
          </table:table-cell>
          <table:table-cell/>
          <table:table-cell table:formula="of:=[.E13]/[.B13]" office:value-type="float" office:value="0.8" calcext:value-type="float">
            <text:p>0.8</text:p>
          </table:table-cell>
          <table:table-cell table:formula="of:=[.F13]/[.C13]" office:value-type="float" office:value="0.76416539050536" calcext:value-type="float">
            <text:p>0.76416539050536</text:p>
          </table:table-cell>
        </table:table-row>
        <table:table-row table:style-name="ro1">
          <table:table-cell office:value-type="string" calcext:value-type="string">
            <text:p>4gt13_90.qasm 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0.000301" calcext:value-type="float">
            <text:p>0.000301</text:p>
          </table:table-cell>
          <table:table-cell/>
          <table:table-cell table:formula="of:=[.E14]/[.B14]" office:value-type="float" office:value="0.72636815920398" calcext:value-type="float">
            <text:p>0.72636815920398</text:p>
          </table:table-cell>
          <table:table-cell table:formula="of:=[.F14]/[.C14]" office:value-type="float" office:value="0.433093525179856" calcext:value-type="float">
            <text:p>0.433093525179856</text:p>
          </table:table-cell>
        </table:table-row>
        <table:table-row table:style-name="ro1">
          <table:table-cell office:value-type="string" calcext:value-type="string">
            <text:p>4gt13_91.qasm 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000394" calcext:value-type="float">
            <text:p>0.000394</text:p>
          </table:table-cell>
          <table:table-cell/>
          <table:table-cell table:formula="of:=[.E15]/[.B15]" office:value-type="float" office:value="0.723860589812333" calcext:value-type="float">
            <text:p>0.723860589812333</text:p>
          </table:table-cell>
          <table:table-cell table:formula="of:=[.F15]/[.C15]" office:value-type="float" office:value="0.916279069767442" calcext:value-type="float">
            <text:p>0.916279069767442</text:p>
          </table:table-cell>
        </table:table-row>
        <table:table-row table:style-name="ro1">
          <table:table-cell office:value-type="string" calcext:value-type="string">
            <text:p>4gt13_92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208" calcext:value-type="float">
            <text:p>0.000208</text:p>
          </table:table-cell>
          <table:table-cell/>
          <table:table-cell table:formula="of:=[.E16]/[.B16]" office:value-type="float" office:value="0.763636363636364" calcext:value-type="float">
            <text:p>0.763636363636364</text:p>
          </table:table-cell>
          <table:table-cell table:formula="of:=[.F16]/[.C16]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4gt13-v1_93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000197" calcext:value-type="float">
            <text:p>0.000197</text:p>
          </table:table-cell>
          <table:table-cell/>
          <table:table-cell table:formula="of:=[.E17]/[.B17]" office:value-type="float" office:value="0.721030042918455" calcext:value-type="float">
            <text:p>0.721030042918455</text:p>
          </table:table-cell>
          <table:table-cell table:formula="of:=[.F17]/[.C17]" office:value-type="float" office:value="0.924882629107981" calcext:value-type="float">
            <text:p>0.924882629107981</text:p>
          </table:table-cell>
        </table:table-row>
        <table:table-row table:style-name="ro1">
          <table:table-cell office:value-type="string" calcext:value-type="string">
            <text:p>4gt4-v0_72.qasm 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0.000587" calcext:value-type="float">
            <text:p>0.000587</text:p>
          </table:table-cell>
          <table:table-cell/>
          <table:table-cell table:formula="of:=[.E18]/[.B18]" office:value-type="float" office:value="1.08665105386417" calcext:value-type="float">
            <text:p>1.08665105386417</text:p>
          </table:table-cell>
          <table:table-cell table:formula="of:=[.F18]/[.C18]" office:value-type="float" office:value="0.334092202618099" calcext:value-type="float">
            <text:p>0.334092202618099</text:p>
          </table:table-cell>
        </table:table-row>
        <table:table-row table:style-name="ro1">
          <table:table-cell office:value-type="string" calcext:value-type="string">
            <text:p>4gt4-v0_73.qasm 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0.000904" calcext:value-type="float">
            <text:p>0.000904</text:p>
          </table:table-cell>
          <table:table-cell/>
          <table:table-cell table:formula="of:=[.E19]/[.B19]" office:value-type="float" office:value="0.802533532041729" calcext:value-type="float">
            <text:p>0.802533532041729</text:p>
          </table:table-cell>
          <table:table-cell table:formula="of:=[.F19]/[.C19]" office:value-type="float" office:value="0.336810730253353" calcext:value-type="float">
            <text:p>0.336810730253353</text:p>
          </table:table-cell>
        </table:table-row>
        <table:table-row table:style-name="ro1">
          <table:table-cell office:value-type="string" calcext:value-type="string">
            <text:p>4gt4-v0_78.qasm 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float" office:value="632" calcext:value-type="float">
            <text:p>632</text:p>
          </table:table-cell>
          <table:table-cell office:value-type="float" office:value="0.000562" calcext:value-type="float">
            <text:p>0.000562</text:p>
          </table:table-cell>
          <table:table-cell/>
          <table:table-cell table:formula="of:=[.E20]/[.B20]" office:value-type="float" office:value="0.764207980652962" calcext:value-type="float">
            <text:p>0.764207980652962</text:p>
          </table:table-cell>
          <table:table-cell table:formula="of:=[.F20]/[.C20]" office:value-type="float" office:value="0.783821478382148" calcext:value-type="float">
            <text:p>0.783821478382148</text:p>
          </table:table-cell>
        </table:table-row>
        <table:table-row table:style-name="ro1">
          <table:table-cell office:value-type="string" calcext:value-type="string">
            <text:p>4gt4-v0_79.qasm 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0.000686" calcext:value-type="float">
            <text:p>0.000686</text:p>
          </table:table-cell>
          <table:table-cell/>
          <table:table-cell table:formula="of:=[.E21]/[.B21]" office:value-type="float" office:value="0.775095298602287" calcext:value-type="float">
            <text:p>0.775095298602287</text:p>
          </table:table-cell>
          <table:table-cell table:formula="of:=[.F21]/[.C21]" office:value-type="float" office:value="0.641721234798878" calcext:value-type="float">
            <text:p>0.641721234798878</text:p>
          </table:table-cell>
        </table:table-row>
        <table:table-row table:style-name="ro1">
          <table:table-cell office:value-type="string" calcext:value-type="string">
            <text:p>4gt4-v0_80.qasm 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000405" calcext:value-type="float">
            <text:p>0.000405</text:p>
          </table:table-cell>
          <table:table-cell/>
          <table:table-cell table:formula="of:=[.E22]/[.B22]" office:value-type="float" office:value="0.875957120980092" calcext:value-type="float">
            <text:p>0.875957120980092</text:p>
          </table:table-cell>
          <table:table-cell table:formula="of:=[.F22]/[.C22]" office:value-type="float" office:value="0.214512711864407" calcext:value-type="float">
            <text:p>0.214512711864407</text:p>
          </table:table-cell>
        </table:table-row>
        <table:table-row table:style-name="ro1">
          <table:table-cell office:value-type="string" calcext:value-type="string">
            <text:p>4gt4-v1_74.qasm 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0.000591" calcext:value-type="float">
            <text:p>0.000591</text:p>
          </table:table-cell>
          <table:table-cell/>
          <table:table-cell table:formula="of:=[.E23]/[.B23]" office:value-type="float" office:value="0.938121546961326" calcext:value-type="float">
            <text:p>0.938121546961326</text:p>
          </table:table-cell>
          <table:table-cell table:formula="of:=[.F23]/[.C23]" office:value-type="float" office:value="0.528150134048257" calcext:value-type="float">
            <text:p>0.528150134048257</text:p>
          </table:table-cell>
        </table:table-row>
        <table:table-row table:style-name="ro1">
          <table:table-cell office:value-type="string" calcext:value-type="string">
            <text:p>4gt5_75.qasm 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0.00021" calcext:value-type="float">
            <text:p>0.00021</text:p>
          </table:table-cell>
          <table:table-cell/>
          <table:table-cell table:formula="of:=[.E24]/[.B24]" office:value-type="float" office:value="1.07903780068729" calcext:value-type="float">
            <text:p>1.07903780068729</text:p>
          </table:table-cell>
          <table:table-cell table:formula="of:=[.F24]/[.C24]" office:value-type="float" office:value="0.401529636711281" calcext:value-type="float">
            <text:p>0.401529636711281</text:p>
          </table:table-cell>
        </table:table-row>
        <table:table-row table:style-name="ro1">
          <table:table-cell office:value-type="string" calcext:value-type="string">
            <text:p>4gt5_76.qasm 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0.000305" calcext:value-type="float">
            <text:p>0.000305</text:p>
          </table:table-cell>
          <table:table-cell/>
          <table:table-cell table:formula="of:=[.E25]/[.B25]" office:value-type="float" office:value="0.711370262390671" calcext:value-type="float">
            <text:p>0.711370262390671</text:p>
          </table:table-cell>
          <table:table-cell table:formula="of:=[.F25]/[.C25]" office:value-type="float" office:value="0.552536231884058" calcext:value-type="float">
            <text:p>0.552536231884058</text:p>
          </table:table-cell>
        </table:table-row>
        <table:table-row table:style-name="ro1">
          <table:table-cell office:value-type="string" calcext:value-type="string">
            <text:p>4gt5_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00029" calcext:value-type="float">
            <text:p>0.00029</text:p>
          </table:table-cell>
          <table:table-cell/>
          <table:table-cell table:formula="of:=[.E26]/[.B26]" office:value-type="float" office:value="0.652272727272727" calcext:value-type="float">
            <text:p>0.652272727272727</text:p>
          </table:table-cell>
          <table:table-cell table:formula="of:=[.F26]/[.C26]" office:value-type="float" office:value="0.366161616161616" calcext:value-type="float">
            <text:p>0.366161616161616</text:p>
          </table:table-cell>
        </table:table-row>
        <table:table-row table:style-name="ro1">
          <table:table-cell office:value-type="string" calcext:value-type="string">
            <text:p>4mod5-bdd_287.qasm 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000258" calcext:value-type="float">
            <text:p>0.000258</text:p>
          </table:table-cell>
          <table:table-cell/>
          <table:table-cell table:formula="of:=[.E27]/[.B27]" office:value-type="float" office:value="0.640316205533597" calcext:value-type="float">
            <text:p>0.640316205533597</text:p>
          </table:table-cell>
          <table:table-cell table:formula="of:=[.F27]/[.C27]" office:value-type="float" office:value="0.673629242819843" calcext:value-type="float">
            <text:p>0.673629242819843</text:p>
          </table:table-cell>
        </table:table-row>
        <table:table-row table:style-name="ro1">
          <table:table-cell office:value-type="string" calcext:value-type="string">
            <text:p>4mod5-v0_18.qasm 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000214" calcext:value-type="float">
            <text:p>0.000214</text:p>
          </table:table-cell>
          <table:table-cell/>
          <table:table-cell table:formula="of:=[.E28]/[.B28]" office:value-type="float" office:value="0.932432432432432" calcext:value-type="float">
            <text:p>0.932432432432432</text:p>
          </table:table-cell>
          <table:table-cell table:formula="of:=[.F28]/[.C28]" office:value-type="float" office:value="1.05418719211823" calcext:value-type="float">
            <text:p>1.05418719211823</text:p>
          </table:table-cell>
        </table:table-row>
        <table:table-row table:style-name="ro1">
          <table:table-cell office:value-type="string" calcext:value-type="string">
            <text:p>4mod5-v0_19.qasm 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000082" calcext:value-type="float">
            <text:p>8.2E-05</text:p>
          </table:table-cell>
          <table:table-cell/>
          <table:table-cell table:formula="of:=[.E29]/[.B29]" office:value-type="float" office:value="0.705882352941176" calcext:value-type="float">
            <text:p>0.705882352941176</text:p>
          </table:table-cell>
          <table:table-cell table:formula="of:=[.F29]/[.C29]" office:value-type="float" office:value="0.677685950413223" calcext:value-type="float">
            <text:p>0.677685950413223</text:p>
          </table:table-cell>
        </table:table-row>
        <table:table-row table:style-name="ro1">
          <table:table-cell office:value-type="string" calcext:value-type="string">
            <text:p>4mod5-v0_20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0103" calcext:value-type="float">
            <text:p>0.000103</text:p>
          </table:table-cell>
          <table:table-cell/>
          <table:table-cell table:formula="of:=[.E30]/[.B30]" office:value-type="float" office:value="0.816666666666667" calcext:value-type="float">
            <text:p>0.816666666666667</text:p>
          </table:table-cell>
          <table:table-cell table:formula="of:=[.F30]/[.C30]" office:value-type="float" office:value="0.811023622047244" calcext:value-type="float">
            <text:p>0.811023622047244</text:p>
          </table:table-cell>
        </table:table-row>
        <table:table-row table:style-name="ro1">
          <table:table-cell office:value-type="string" calcext:value-type="string">
            <text:p>4mod5-v1_22.qasm 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053" calcext:value-type="float">
            <text:p>5.3E-05</text:p>
          </table:table-cell>
          <table:table-cell/>
          <table:table-cell table:formula="of:=[.E31]/[.B31]" office:value-type="float" office:value="0.838235294117647" calcext:value-type="float">
            <text:p>0.838235294117647</text:p>
          </table:table-cell>
          <table:table-cell table:formula="of:=[.F31]/[.C31]" office:value-type="float" office:value="0.358108108108108" calcext:value-type="float">
            <text:p>0.358108108108108</text:p>
          </table:table-cell>
        </table:table-row>
        <table:table-row table:style-name="ro1">
          <table:table-cell office:value-type="string" calcext:value-type="string">
            <text:p>4mod5-v1_23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16" calcext:value-type="float">
            <text:p>0.00016</text:p>
          </table:table-cell>
          <table:table-cell/>
          <table:table-cell table:formula="of:=[.E32]/[.B32]" office:value-type="float" office:value="0.85" calcext:value-type="float">
            <text:p>0.85</text:p>
          </table:table-cell>
          <table:table-cell table:formula="of:=[.F32]/[.C32]" office:value-type="float" office:value="0.411311053984576" calcext:value-type="float">
            <text:p>0.411311053984576</text:p>
          </table:table-cell>
        </table:table-row>
        <table:table-row table:style-name="ro1">
          <table:table-cell office:value-type="string" calcext:value-type="string">
            <text:p>4mod5-v1_24.qasm 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0.000088" calcext:value-type="float">
            <text:p>8.8E-05</text:p>
          </table:table-cell>
          <table:table-cell/>
          <table:table-cell table:formula="of:=[.E33]/[.B33]" office:value-type="float" office:value="1.15929203539823" calcext:value-type="float">
            <text:p>1.15929203539823</text:p>
          </table:table-cell>
          <table:table-cell table:formula="of:=[.F33]/[.C33]" office:value-type="float" office:value="0.45360824742268" calcext:value-type="float">
            <text:p>0.45360824742268</text:p>
          </table:table-cell>
        </table:table-row>
        <table:table-row table:style-name="ro1">
          <table:table-cell office:value-type="string" calcext:value-type="string">
            <text:p>4mod7-v0_94.qasm 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00335" calcext:value-type="float">
            <text:p>0.000335</text:p>
          </table:table-cell>
          <table:table-cell/>
          <table:table-cell table:formula="of:=[.E34]/[.B34]" office:value-type="float" office:value="0.754901960784314" calcext:value-type="float">
            <text:p>0.754901960784314</text:p>
          </table:table-cell>
          <table:table-cell table:formula="of:=[.F34]/[.C34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string" calcext:value-type="string">
            <text:p>4mod7-v1_96.qasm 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414" calcext:value-type="float">
            <text:p>414</text:p>
          </table:table-cell>
          <table:table-cell office:value-type="float" office:value="0.000407" calcext:value-type="float">
            <text:p>0.000407</text:p>
          </table:table-cell>
          <table:table-cell/>
          <table:table-cell table:formula="of:=[.E35]/[.B35]" office:value-type="float" office:value="0.791586998087954" calcext:value-type="float">
            <text:p>0.791586998087954</text:p>
          </table:table-cell>
          <table:table-cell table:formula="of:=[.F35]/[.C35]" office:value-type="float" office:value="0.600294985250737" calcext:value-type="float">
            <text:p>0.600294985250737</text:p>
          </table:table-cell>
        </table:table-row>
        <table:table-row table:style-name="ro1">
          <table:table-cell office:value-type="string" calcext:value-type="string">
            <text:p>9symml_195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/>
          <table:table-cell office:value-type="float" office:value="118528" calcext:value-type="float">
            <text:p>118528</text:p>
          </table:table-cell>
          <table:table-cell office:value-type="float" office:value="0.076175" calcext:value-type="float">
            <text:p>0.076175</text:p>
          </table:table-cell>
          <table:table-cell/>
          <table:table-cell table:formula="of:=[.E36]/[.B36]" office:value-type="float" office:value="0.902926008029191" calcext:value-type="float">
            <text:p>0.902926008029191</text:p>
          </table:table-cell>
          <table:table-cell table:formula="of:=[.F36]/[.C36]" office:value-type="float" office:value="0.0110760367926531" calcext:value-type="float">
            <text:p>0.011076036792653</text:p>
          </table:table-cell>
        </table:table-row>
        <table:table-row table:style-name="ro1">
          <table:table-cell office:value-type="string" calcext:value-type="string">
            <text:p>adr4_197.qasm 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/>
          <table:table-cell office:value-type="float" office:value="11626" calcext:value-type="float">
            <text:p>11626</text:p>
          </table:table-cell>
          <table:table-cell office:value-type="float" office:value="0.007448" calcext:value-type="float">
            <text:p>0.007448</text:p>
          </table:table-cell>
          <table:table-cell/>
          <table:table-cell table:formula="of:=[.E37]/[.B37]" office:value-type="float" office:value="0.917817952159154" calcext:value-type="float">
            <text:p>0.917817952159154</text:p>
          </table:table-cell>
          <table:table-cell table:formula="of:=[.F37]/[.C37]" office:value-type="float" office:value="0.0889079883493291" calcext:value-type="float">
            <text:p>0.088907988349329</text:p>
          </table:table-cell>
        </table:table-row>
        <table:table-row table:style-name="ro1">
          <table:table-cell office:value-type="string" calcext:value-type="string">
            <text:p>aj-e11_165.qasm 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0.000348" calcext:value-type="float">
            <text:p>0.000348</text:p>
          </table:table-cell>
          <table:table-cell/>
          <table:table-cell table:formula="of:=[.E38]/[.B38]" office:value-type="float" office:value="0.854430379746835" calcext:value-type="float">
            <text:p>0.854430379746835</text:p>
          </table:table-cell>
          <table:table-cell table:formula="of:=[.F38]/[.C38]" office:value-type="float" office:value="1.05454545454545" calcext:value-type="float">
            <text:p>1.05454545454545</text:p>
          </table:table-cell>
        </table:table-row>
        <table:table-row table:style-name="ro1">
          <table:table-cell office:value-type="string" calcext:value-type="string">
            <text:p>alu-bdd_288.qasm 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0.000264" calcext:value-type="float">
            <text:p>0.000264</text:p>
          </table:table-cell>
          <table:table-cell/>
          <table:table-cell table:formula="of:=[.E39]/[.B39]" office:value-type="float" office:value="0.848993288590604" calcext:value-type="float">
            <text:p>0.848993288590604</text:p>
          </table:table-cell>
          <table:table-cell table:formula="of:=[.F39]/[.C39]" office:value-type="float" office:value="1.05179282868526" calcext:value-type="float">
            <text:p>1.05179282868526</text:p>
          </table:table-cell>
        </table:table-row>
        <table:table-row table:style-name="ro1">
          <table:table-cell office:value-type="string" calcext:value-type="string">
            <text:p>alu-v0_26.qasm 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0.000239" calcext:value-type="float">
            <text:p>0.000239</text:p>
          </table:table-cell>
          <table:table-cell/>
          <table:table-cell table:formula="of:=[.E40]/[.B40]" office:value-type="float" office:value="0.802867383512545" calcext:value-type="float">
            <text:p>0.802867383512545</text:p>
          </table:table-cell>
          <table:table-cell table:formula="of:=[.F40]/[.C40]" office:value-type="float" office:value="0.408547008547008" calcext:value-type="float">
            <text:p>0.408547008547008</text:p>
          </table:table-cell>
        </table:table-row>
        <table:table-row table:style-name="ro1">
          <table:table-cell office:value-type="string" calcext:value-type="string">
            <text:p>alu-v0_27.qasm 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000143" calcext:value-type="float">
            <text:p>0.000143</text:p>
          </table:table-cell>
          <table:table-cell/>
          <table:table-cell table:formula="of:=[.E41]/[.B41]" office:value-type="float" office:value="0.924812030075188" calcext:value-type="float">
            <text:p>0.924812030075188</text:p>
          </table:table-cell>
          <table:table-cell table:formula="of:=[.F41]/[.C41]" office:value-type="float" office:value="0.390710382513661" calcext:value-type="float">
            <text:p>0.390710382513661</text:p>
          </table:table-cell>
        </table:table-row>
        <table:table-row table:style-name="ro1">
          <table:table-cell office:value-type="string" calcext:value-type="string">
            <text:p>alu-v1_28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201" calcext:value-type="float">
            <text:p>0.000201</text:p>
          </table:table-cell>
          <table:table-cell/>
          <table:table-cell table:formula="of:=[.E42]/[.B42]" office:value-type="float" office:value="0.828358208955224" calcext:value-type="float">
            <text:p>0.828358208955224</text:p>
          </table:table-cell>
          <table:table-cell table:formula="of:=[.F42]/[.C42]" office:value-type="float" office:value="0.601796407185629" calcext:value-type="float">
            <text:p>0.601796407185629</text:p>
          </table:table-cell>
        </table:table-row>
        <table:table-row table:style-name="ro1">
          <table:table-cell office:value-type="string" calcext:value-type="string">
            <text:p>alu-v1_29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015" calcext:value-type="float">
            <text:p>0.00015</text:p>
          </table:table-cell>
          <table:table-cell/>
          <table:table-cell table:formula="of:=[.E43]/[.B43]" office:value-type="float" office:value="1.00746268656716" calcext:value-type="float">
            <text:p>1.00746268656716</text:p>
          </table:table-cell>
          <table:table-cell table:formula="of:=[.F43]/[.C43]" office:value-type="float" office:value="0.408719346049046" calcext:value-type="float">
            <text:p>0.408719346049046</text:p>
          </table:table-cell>
        </table:table-row>
        <table:table-row table:style-name="ro1">
          <table:table-cell office:value-type="string" calcext:value-type="string">
            <text:p>alu-v2_30.qasm 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0.001152" calcext:value-type="float">
            <text:p>0.001152</text:p>
          </table:table-cell>
          <table:table-cell/>
          <table:table-cell table:formula="of:=[.E44]/[.B44]" office:value-type="float" office:value="0.773574251835121" calcext:value-type="float">
            <text:p>0.773574251835121</text:p>
          </table:table-cell>
          <table:table-cell table:formula="of:=[.F44]/[.C44]" office:value-type="float" office:value="0.39344262295082" calcext:value-type="float">
            <text:p>0.39344262295082</text:p>
          </table:table-cell>
        </table:table-row>
        <table:table-row table:style-name="ro1">
          <table:table-cell office:value-type="string" calcext:value-type="string">
            <text:p>alu-v2_31.qasm 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0.000962" calcext:value-type="float">
            <text:p>0.000962</text:p>
          </table:table-cell>
          <table:table-cell/>
          <table:table-cell table:formula="of:=[.E45]/[.B45]" office:value-type="float" office:value="0.758777633289987" calcext:value-type="float">
            <text:p>0.758777633289987</text:p>
          </table:table-cell>
          <table:table-cell table:formula="of:=[.F45]/[.C45]" office:value-type="float" office:value="0.323905723905724" calcext:value-type="float">
            <text:p>0.323905723905724</text:p>
          </table:table-cell>
        </table:table-row>
        <table:table-row table:style-name="ro1">
          <table:table-cell office:value-type="string" calcext:value-type="string">
            <text:p>alu-v2_32.qasm 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00373" calcext:value-type="float">
            <text:p>0.000373</text:p>
          </table:table-cell>
          <table:table-cell/>
          <table:table-cell table:formula="of:=[.E46]/[.B46]" office:value-type="float" office:value="0.925373134328358" calcext:value-type="float">
            <text:p>0.925373134328358</text:p>
          </table:table-cell>
          <table:table-cell table:formula="of:=[.F46]/[.C46]" office:value-type="float" office:value="0.489501312335958" calcext:value-type="float">
            <text:p>0.489501312335958</text:p>
          </table:table-cell>
        </table:table-row>
        <table:table-row table:style-name="ro1">
          <table:table-cell office:value-type="string" calcext:value-type="string">
            <text:p>alu-v2_33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092" calcext:value-type="float">
            <text:p>9.2E-05</text:p>
          </table:table-cell>
          <table:table-cell/>
          <table:table-cell table:formula="of:=[.E47]/[.B47]" office:value-type="float" office:value="1.04587155963303" calcext:value-type="float">
            <text:p>1.04587155963303</text:p>
          </table:table-cell>
          <table:table-cell table:formula="of:=[.F47]/[.C47]" office:value-type="float" office:value="0.681481481481481" calcext:value-type="float">
            <text:p>0.681481481481481</text:p>
          </table:table-cell>
        </table:table-row>
        <table:table-row table:style-name="ro1">
          <table:table-cell office:value-type="string" calcext:value-type="string">
            <text:p>alu-v3_34.qasm 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00012" calcext:value-type="float">
            <text:p>0.00012</text:p>
          </table:table-cell>
          <table:table-cell/>
          <table:table-cell table:formula="of:=[.E48]/[.B48]" office:value-type="float" office:value="0.74390243902439" calcext:value-type="float">
            <text:p>0.74390243902439</text:p>
          </table:table-cell>
          <table:table-cell table:formula="of:=[.F48]/[.C48]" office:value-type="float" office:value="0.718562874251497" calcext:value-type="float">
            <text:p>0.718562874251497</text:p>
          </table:table-cell>
        </table:table-row>
        <table:table-row table:style-name="ro1">
          <table:table-cell office:value-type="string" calcext:value-type="string">
            <text:p>alu-v3_35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095" calcext:value-type="float">
            <text:p>9.5E-05</text:p>
          </table:table-cell>
          <table:table-cell/>
          <table:table-cell table:formula="of:=[.E49]/[.B49]" office:value-type="float" office:value="0.925373134328358" calcext:value-type="float">
            <text:p>0.925373134328358</text:p>
          </table:table-cell>
          <table:table-cell table:formula="of:=[.F49]/[.C49]" office:value-type="float" office:value="0.257452574525745" calcext:value-type="float">
            <text:p>0.257452574525745</text:p>
          </table:table-cell>
        </table:table-row>
        <table:table-row table:style-name="ro1">
          <table:table-cell office:value-type="string" calcext:value-type="string">
            <text:p>alu-v4_36.qasm 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0.000267" calcext:value-type="float">
            <text:p>0.000267</text:p>
          </table:table-cell>
          <table:table-cell/>
          <table:table-cell table:formula="of:=[.E50]/[.B50]" office:value-type="float" office:value="0.800554016620499" calcext:value-type="float">
            <text:p>0.800554016620499</text:p>
          </table:table-cell>
          <table:table-cell table:formula="of:=[.F50]/[.C50]" office:value-type="float" office:value="0.747899159663865" calcext:value-type="float">
            <text:p>0.747899159663865</text:p>
          </table:table-cell>
        </table:table-row>
        <table:table-row table:style-name="ro1">
          <table:table-cell office:value-type="string" calcext:value-type="string">
            <text:p>alu-v4_37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102" calcext:value-type="float">
            <text:p>0.000102</text:p>
          </table:table-cell>
          <table:table-cell/>
          <table:table-cell table:formula="of:=[.E51]/[.B51]" office:value-type="float" office:value="0.925373134328358" calcext:value-type="float">
            <text:p>0.925373134328358</text:p>
          </table:table-cell>
          <table:table-cell table:formula="of:=[.F51]/[.C51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17_204.qasm 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/>
          <table:table-cell office:value-type="float" office:value="1343" calcext:value-type="float">
            <text:p>1343</text:p>
          </table:table-cell>
          <table:table-cell office:value-type="float" office:value="0.001025" calcext:value-type="float">
            <text:p>0.001025</text:p>
          </table:table-cell>
          <table:table-cell/>
          <table:table-cell table:formula="of:=[.E52]/[.B52]" office:value-type="float" office:value="0.827479975354282" calcext:value-type="float">
            <text:p>0.827479975354282</text:p>
          </table:table-cell>
          <table:table-cell table:formula="of:=[.F52]/[.C52]" office:value-type="float" office:value="0.276578521316784" calcext:value-type="float">
            <text:p>0.276578521316784</text:p>
          </table:table-cell>
        </table:table-row>
        <table:table-row table:style-name="ro1">
          <table:table-cell office:value-type="string" calcext:value-type="string">
            <text:p>clip_206.qasm 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/>
          <table:table-cell office:value-type="float" office:value="123563" calcext:value-type="float">
            <text:p>123563</text:p>
          </table:table-cell>
          <table:table-cell office:value-type="float" office:value="0.073242" calcext:value-type="float">
            <text:p>0.073242</text:p>
          </table:table-cell>
          <table:table-cell/>
          <table:table-cell table:formula="of:=[.E53]/[.B53]" office:value-type="float" office:value="0.948907968298827" calcext:value-type="float">
            <text:p>0.948907968298827</text:p>
          </table:table-cell>
          <table:table-cell table:formula="of:=[.F53]/[.C53]" office:value-type="float" office:value="0.00192700522518825" calcext:value-type="float">
            <text:p>0.001927005225188</text:p>
          </table:table-cell>
        </table:table-row>
        <table:table-row table:style-name="ro1">
          <table:table-cell office:value-type="string" calcext:value-type="string">
            <text:p>cm152a_212.qasm 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/>
          <table:table-cell office:value-type="float" office:value="3961" calcext:value-type="float">
            <text:p>3961</text:p>
          </table:table-cell>
          <table:table-cell office:value-type="float" office:value="0.002656" calcext:value-type="float">
            <text:p>0.002656</text:p>
          </table:table-cell>
          <table:table-cell/>
          <table:table-cell table:formula="of:=[.E54]/[.B54]" office:value-type="float" office:value="0.91015625" calcext:value-type="float">
            <text:p>0.91015625</text:p>
          </table:table-cell>
          <table:table-cell table:formula="of:=[.F54]/[.C54]" office:value-type="float" office:value="0.111540399798421" calcext:value-type="float">
            <text:p>0.111540399798421</text:p>
          </table:table-cell>
        </table:table-row>
        <table:table-row table:style-name="ro1">
          <table:table-cell office:value-type="string" calcext:value-type="string">
            <text:p>cm42a_207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/>
          <table:table-cell office:value-type="float" office:value="5876" calcext:value-type="float">
            <text:p>5876</text:p>
          </table:table-cell>
          <table:table-cell office:value-type="float" office:value="0.00387" calcext:value-type="float">
            <text:p>0.00387</text:p>
          </table:table-cell>
          <table:table-cell/>
          <table:table-cell table:formula="of:=[.E55]/[.B55]" office:value-type="float" office:value="0.936563595792158" calcext:value-type="float">
            <text:p>0.936563595792158</text:p>
          </table:table-cell>
          <table:table-cell table:formula="of:=[.F55]/[.C55]" office:value-type="float" office:value="0.166258538471453" calcext:value-type="float">
            <text:p>0.166258538471453</text:p>
          </table:table-cell>
        </table:table-row>
        <table:table-row table:style-name="ro1">
          <table:table-cell office:value-type="string" calcext:value-type="string">
            <text:p>cm82a_208.qasm 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0.00139" calcext:value-type="float">
            <text:p>0.00139</text:p>
          </table:table-cell>
          <table:table-cell/>
          <table:table-cell table:formula="of:=[.E56]/[.B56]" office:value-type="float" office:value="0.948993288590604" calcext:value-type="float">
            <text:p>0.948993288590604</text:p>
          </table:table-cell>
          <table:table-cell table:formula="of:=[.F56]/[.C56]" office:value-type="float" office:value="0.0832684358713233" calcext:value-type="float">
            <text:p>0.083268435871323</text:p>
          </table:table-cell>
        </table:table-row>
        <table:table-row table:style-name="ro1">
          <table:table-cell office:value-type="string" calcext:value-type="string">
            <text:p>cm85a_209.qasm 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/>
          <table:table-cell office:value-type="float" office:value="39055" calcext:value-type="float">
            <text:p>39055</text:p>
          </table:table-cell>
          <table:table-cell office:value-type="float" office:value="0.02466" calcext:value-type="float">
            <text:p>0.02466</text:p>
          </table:table-cell>
          <table:table-cell/>
          <table:table-cell table:formula="of:=[.E57]/[.B57]" office:value-type="float" office:value="0.903047539770625" calcext:value-type="float">
            <text:p>0.903047539770625</text:p>
          </table:table-cell>
          <table:table-cell table:formula="of:=[.F57]/[.C57]" office:value-type="float" office:value="0.0244018286528528" calcext:value-type="float">
            <text:p>0.024401828652853</text:p>
          </table:table-cell>
        </table:table-row>
        <table:table-row table:style-name="ro1">
          <table:table-cell office:value-type="string" calcext:value-type="string">
            <text:p>cnt3-5_179.qasm </text:p>
          </table:table-cell>
          <table:table-cell office:value-type="float" office:value="665" calcext:value-type="float">
            <text:p>665</text:p>
          </table:table-cell>
          <table:table-cell office:value-type="float" office:value="0.010962" calcext:value-type="float">
            <text:p>0.010962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0.00045" calcext:value-type="float">
            <text:p>0.00045</text:p>
          </table:table-cell>
          <table:table-cell/>
          <table:table-cell table:formula="of:=[.E58]/[.B58]" office:value-type="float" office:value="1.17443609022556" calcext:value-type="float">
            <text:p>1.17443609022556</text:p>
          </table:table-cell>
          <table:table-cell table:formula="of:=[.F58]/[.C58]" office:value-type="float" office:value="0.0410509031198686" calcext:value-type="float">
            <text:p>0.041050903119869</text:p>
          </table:table-cell>
        </table:table-row>
        <table:table-row table:style-name="ro1">
          <table:table-cell office:value-type="string" calcext:value-type="string">
            <text:p>cnt3-5_180.qasm 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0.001076" calcext:value-type="float">
            <text:p>0.001076</text:p>
          </table:table-cell>
          <table:table-cell/>
          <table:table-cell table:formula="of:=[.E59]/[.B59]" office:value-type="float" office:value="1.11688311688312" calcext:value-type="float">
            <text:p>1.11688311688312</text:p>
          </table:table-cell>
          <table:table-cell table:formula="of:=[.F59]/[.C59]" office:value-type="float" office:value="0.011121906848862" calcext:value-type="float">
            <text:p>0.011121906848862</text:p>
          </table:table-cell>
        </table:table-row>
        <table:table-row table:style-name="ro1">
          <table:table-cell office:value-type="string" calcext:value-type="string">
            <text:p>co14_215.qasm 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/>
          <table:table-cell office:value-type="float" office:value="66794" calcext:value-type="float">
            <text:p>66794</text:p>
          </table:table-cell>
          <table:table-cell office:value-type="float" office:value="0.039368" calcext:value-type="float">
            <text:p>0.039368</text:p>
          </table:table-cell>
          <table:table-cell/>
          <table:table-cell table:formula="of:=[.E60]/[.B60]" office:value-type="float" office:value="0.905877885371742" calcext:value-type="float">
            <text:p>0.905877885371742</text:p>
          </table:table-cell>
          <table:table-cell table:formula="of:=[.F60]/[.C60]" office:value-type="float" office:value="0.00026196433324461" calcext:value-type="float">
            <text:p>0.000261964333245</text:p>
          </table:table-cell>
        </table:table-row>
        <table:table-row table:style-name="ro1">
          <table:table-cell office:value-type="string" calcext:value-type="string">
            <text:p>con1_216.qasm 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/>
          <table:table-cell office:value-type="float" office:value="3306" calcext:value-type="float">
            <text:p>3306</text:p>
          </table:table-cell>
          <table:table-cell office:value-type="float" office:value="0.002144" calcext:value-type="float">
            <text:p>0.002144</text:p>
          </table:table-cell>
          <table:table-cell/>
          <table:table-cell table:formula="of:=[.E61]/[.B61]" office:value-type="float" office:value="0.970925110132158" calcext:value-type="float">
            <text:p>0.970925110132158</text:p>
          </table:table-cell>
          <table:table-cell table:formula="of:=[.F61]/[.C61]" office:value-type="float" office:value="0.133225626048593" calcext:value-type="float">
            <text:p>0.133225626048593</text:p>
          </table:table-cell>
        </table:table-row>
        <table:table-row table:style-name="ro1">
          <table:table-cell office:value-type="string" calcext:value-type="string">
            <text:p>cycle10_2_110.qasm 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/>
          <table:table-cell office:value-type="float" office:value="21497" calcext:value-type="float">
            <text:p>21497</text:p>
          </table:table-cell>
          <table:table-cell office:value-type="float" office:value="0.013394" calcext:value-type="float">
            <text:p>0.013394</text:p>
          </table:table-cell>
          <table:table-cell/>
          <table:table-cell table:formula="of:=[.E62]/[.B62]" office:value-type="float" office:value="0.956527542938507" calcext:value-type="float">
            <text:p>0.956527542938507</text:p>
          </table:table-cell>
          <table:table-cell table:formula="of:=[.F62]/[.C62]" office:value-type="float" office:value="0.00211601259433508" calcext:value-type="float">
            <text:p>0.002116012594335</text:p>
          </table:table-cell>
        </table:table-row>
        <table:table-row table:style-name="ro1">
          <table:table-cell office:value-type="string" calcext:value-type="string">
            <text:p>dc1_220.qasm 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0.00407" calcext:value-type="float">
            <text:p>0.00407</text:p>
          </table:table-cell>
          <table:table-cell/>
          <table:table-cell table:formula="of:=[.E63]/[.B63]" office:value-type="float" office:value="0.931904901673026" calcext:value-type="float">
            <text:p>0.931904901673026</text:p>
          </table:table-cell>
          <table:table-cell table:formula="of:=[.F63]/[.C63]" office:value-type="float" office:value="0.130931317355638" calcext:value-type="float">
            <text:p>0.130931317355638</text:p>
          </table:table-cell>
        </table:table-row>
        <table:table-row table:style-name="ro1">
          <table:table-cell office:value-type="string" calcext:value-type="string">
            <text:p>dc2_222.qasm 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/>
          <table:table-cell office:value-type="float" office:value="34622" calcext:value-type="float">
            <text:p>34622</text:p>
          </table:table-cell>
          <table:table-cell office:value-type="float" office:value="0.020746" calcext:value-type="float">
            <text:p>0.020746</text:p>
          </table:table-cell>
          <table:table-cell/>
          <table:table-cell table:formula="of:=[.E64]/[.B64]" office:value-type="float" office:value="0.984894603590021" calcext:value-type="float">
            <text:p>0.984894603590021</text:p>
          </table:table-cell>
          <table:table-cell table:formula="of:=[.F64]/[.C64]" office:value-type="float" office:value="0.00114066099616774" calcext:value-type="float">
            <text:p>0.001140660996168</text:p>
          </table:table-cell>
        </table:table-row>
        <table:table-row table:style-name="ro1">
          <table:table-cell office:value-type="string" calcext:value-type="string">
            <text:p>decod24-bdd_294.qasm 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242" calcext:value-type="float">
            <text:p>0.000242</text:p>
          </table:table-cell>
          <table:table-cell/>
          <table:table-cell table:formula="of:=[.E65]/[.B65]" office:value-type="float" office:value="0.765486725663717" calcext:value-type="float">
            <text:p>0.765486725663717</text:p>
          </table:table-cell>
          <table:table-cell table:formula="of:=[.F65]/[.C65]" office:value-type="float" office:value="0.623711340206186" calcext:value-type="float">
            <text:p>0.623711340206186</text:p>
          </table:table-cell>
        </table:table-row>
        <table:table-row table:style-name="ro1">
          <table:table-cell office:value-type="string" calcext:value-type="string">
            <text:p>decod24-enable_126.qasm 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0.000752" calcext:value-type="float">
            <text:p>0.000752</text:p>
          </table:table-cell>
          <table:table-cell/>
          <table:table-cell table:formula="of:=[.E66]/[.B66]" office:value-type="float" office:value="0.686206896551724" calcext:value-type="float">
            <text:p>0.686206896551724</text:p>
          </table:table-cell>
          <table:table-cell table:formula="of:=[.F66]/[.C66]" office:value-type="float" office:value="0.348470806302132" calcext:value-type="float">
            <text:p>0.348470806302132</text:p>
          </table:table-cell>
        </table:table-row>
        <table:table-row table:style-name="ro1">
          <table:table-cell office:value-type="string" calcext:value-type="string">
            <text:p>decod24-v0_38.qasm 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000121" calcext:value-type="float">
            <text:p>0.000121</text:p>
          </table:table-cell>
          <table:table-cell/>
          <table:table-cell table:formula="of:=[.E67]/[.B67]" office:value-type="float" office:value="0.686746987951807" calcext:value-type="float">
            <text:p>0.686746987951807</text:p>
          </table:table-cell>
          <table:table-cell table:formula="of:=[.F67]/[.C67]" office:value-type="float" office:value="0.363363363363363" calcext:value-type="float">
            <text:p>0.363363363363363</text:p>
          </table:table-cell>
        </table:table-row>
        <table:table-row table:style-name="ro1">
          <table:table-cell office:value-type="string" calcext:value-type="string">
            <text:p>decod24-v1_41.qasm 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232" calcext:value-type="float">
            <text:p>0.000232</text:p>
          </table:table-cell>
          <table:table-cell/>
          <table:table-cell table:formula="of:=[.E68]/[.B68]" office:value-type="float" office:value="0.637254901960784" calcext:value-type="float">
            <text:p>0.637254901960784</text:p>
          </table:table-cell>
          <table:table-cell table:formula="of:=[.F68]/[.C68]" office:value-type="float" office:value="0.326760563380282" calcext:value-type="float">
            <text:p>0.326760563380282</text:p>
          </table:table-cell>
        </table:table-row>
        <table:table-row table:style-name="ro1">
          <table:table-cell office:value-type="string" calcext:value-type="string">
            <text:p>decod24-v2_43.qasm 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115" calcext:value-type="float">
            <text:p>0.000115</text:p>
          </table:table-cell>
          <table:table-cell/>
          <table:table-cell table:formula="of:=[.E69]/[.B69]" office:value-type="float" office:value="0.746835443037975" calcext:value-type="float">
            <text:p>0.746835443037975</text:p>
          </table:table-cell>
          <table:table-cell table:formula="of:=[.F69]/[.C69]" office:value-type="float" office:value="0.392491467576792" calcext:value-type="float">
            <text:p>0.392491467576792</text:p>
          </table:table-cell>
        </table:table-row>
        <table:table-row table:style-name="ro1">
          <table:table-cell office:value-type="string" calcext:value-type="string">
            <text:p>decod24-v3_45.qasm 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000326" calcext:value-type="float">
            <text:p>0.000326</text:p>
          </table:table-cell>
          <table:table-cell/>
          <table:table-cell table:formula="of:=[.E70]/[.B70]" office:value-type="float" office:value="0.662962962962963" calcext:value-type="float">
            <text:p>0.662962962962963</text:p>
          </table:table-cell>
          <table:table-cell table:formula="of:=[.F70]/[.C70]" office:value-type="float" office:value="0.147045557059089" calcext:value-type="float">
            <text:p>0.147045557059089</text:p>
          </table:table-cell>
        </table:table-row>
        <table:table-row table:style-name="ro1">
          <table:table-cell office:value-type="string" calcext:value-type="string">
            <text:p>dist_223.qasm 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/>
          <table:table-cell office:value-type="float" office:value="135133" calcext:value-type="float">
            <text:p>135133</text:p>
          </table:table-cell>
          <table:table-cell office:value-type="float" office:value="0.08288" calcext:value-type="float">
            <text:p>0.08288</text:p>
          </table:table-cell>
          <table:table-cell/>
          <table:table-cell table:formula="of:=[.E71]/[.B71]" office:value-type="float" office:value="0.940958972787789" calcext:value-type="float">
            <text:p>0.940958972787789</text:p>
          </table:table-cell>
          <table:table-cell table:formula="of:=[.F71]/[.C71]" office:value-type="float" office:value="0.000715148586615125" calcext:value-type="float">
            <text:p>0.000715148586615</text:p>
          </table:table-cell>
        </table:table-row>
        <table:table-row table:style-name="ro1">
          <table:table-cell office:value-type="string" calcext:value-type="string">
            <text:p>ex-1_166.qasm 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44" calcext:value-type="float">
            <text:p>4.4E-05</text:p>
          </table:table-cell>
          <table:table-cell/>
          <table:table-cell table:formula="of:=[.E72]/[.B72]" office:value-type="float" office:value="0.788461538461538" calcext:value-type="float">
            <text:p>0.788461538461538</text:p>
          </table:table-cell>
          <table:table-cell table:formula="of:=[.F72]/[.C72]" office:value-type="float" office:value="0.468085106382979" calcext:value-type="float">
            <text:p>0.468085106382979</text:p>
          </table:table-cell>
        </table:table-row>
        <table:table-row table:style-name="ro1">
          <table:table-cell office:value-type="string" calcext:value-type="string">
            <text:p>ex1_226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E73]/[.B73]" office:value-type="float" office:value="0.527777777777778" calcext:value-type="float">
            <text:p>0.527777777777778</text:p>
          </table:table-cell>
          <table:table-cell table:formula="of:=[.F73]/[.C73]" office:value-type="float" office:value="0.194244604316547" calcext:value-type="float">
            <text:p>0.194244604316547</text:p>
          </table:table-cell>
        </table:table-row>
        <table:table-row table:style-name="ro1">
          <table:table-cell office:value-type="string" calcext:value-type="string">
            <text:p>ex2_227.qasm 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/>
          <table:table-cell office:value-type="float" office:value="1889" calcext:value-type="float">
            <text:p>1889</text:p>
          </table:table-cell>
          <table:table-cell office:value-type="float" office:value="0.001362" calcext:value-type="float">
            <text:p>0.001362</text:p>
          </table:table-cell>
          <table:table-cell/>
          <table:table-cell table:formula="of:=[.E74]/[.B74]" office:value-type="float" office:value="0.85552536231884" calcext:value-type="float">
            <text:p>0.85552536231884</text:p>
          </table:table-cell>
          <table:table-cell table:formula="of:=[.F74]/[.C74]" office:value-type="float" office:value="0.0841052241570952" calcext:value-type="float">
            <text:p>0.084105224157095</text:p>
          </table:table-cell>
        </table:table-row>
        <table:table-row table:style-name="ro1">
          <table:table-cell office:value-type="string" calcext:value-type="string">
            <text:p>ex3_229.qasm 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0.000852" calcext:value-type="float">
            <text:p>0.000852</text:p>
          </table:table-cell>
          <table:table-cell/>
          <table:table-cell table:formula="of:=[.E75]/[.B75]" office:value-type="float" office:value="0.73202614379085" calcext:value-type="float">
            <text:p>0.73202614379085</text:p>
          </table:table-cell>
          <table:table-cell table:formula="of:=[.F75]/[.C75]" office:value-type="float" office:value="0.305924596050269" calcext:value-type="float">
            <text:p>0.305924596050269</text:p>
          </table:table-cell>
        </table:table-row>
        <table:table-row table:style-name="ro1">
          <table:table-cell office:value-type="string" calcext:value-type="string">
            <text:p>f2_232.qasm 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/>
          <table:table-cell office:value-type="float" office:value="3856" calcext:value-type="float">
            <text:p>3856</text:p>
          </table:table-cell>
          <table:table-cell office:value-type="float" office:value="0.002628" calcext:value-type="float">
            <text:p>0.002628</text:p>
          </table:table-cell>
          <table:table-cell/>
          <table:table-cell table:formula="of:=[.E76]/[.B76]" office:value-type="float" office:value="0.941636141636142" calcext:value-type="float">
            <text:p>0.941636141636142</text:p>
          </table:table-cell>
          <table:table-cell table:formula="of:=[.F76]/[.C76]" office:value-type="float" office:value="0.183353101234912" calcext:value-type="float">
            <text:p>0.183353101234912</text:p>
          </table:table-cell>
        </table:table-row>
        <table:table-row table:style-name="ro1">
          <table:table-cell office:value-type="string" calcext:value-type="string">
            <text:p>graycode6_47.qasm 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1.3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38" calcext:value-type="float">
            <text:p>3.8E-05</text:p>
          </table:table-cell>
          <table:table-cell/>
          <table:table-cell table:formula="of:=[.E77]/[.B77]" office:value-type="float" office:value="2.22222222222222" calcext:value-type="float">
            <text:p>2.22222222222222</text:p>
          </table:table-cell>
          <table:table-cell table:formula="of:=[.F77]/[.C77]" office:value-type="float" office:value="2.92307692307692" calcext:value-type="float">
            <text:p>2.92307692307692</text:p>
          </table:table-cell>
        </table:table-row>
        <table:table-row table:style-name="ro1">
          <table:table-cell office:value-type="string" calcext:value-type="string">
            <text:p>ground_state_estimation_10.qasm </text:p>
          </table:table-cell>
          <table:table-cell office:value-type="float" office:value="878735" calcext:value-type="float">
            <text:p>878735</text:p>
          </table:table-cell>
          <table:table-cell office:value-type="float" office:value="0.824883" calcext:value-type="float">
            <text:p>0.824883</text:p>
          </table:table-cell>
          <table:table-cell/>
          <table:table-cell office:value-type="float" office:value="1286656" calcext:value-type="float">
            <text:p>1286656</text:p>
          </table:table-cell>
          <table:table-cell office:value-type="float" office:value="2.19623" calcext:value-type="float">
            <text:p>2.19623</text:p>
          </table:table-cell>
          <table:table-cell/>
          <table:table-cell table:formula="of:=[.E78]/[.B78]" office:value-type="float" office:value="1.46421389838802" calcext:value-type="float">
            <text:p>1.46421389838802</text:p>
          </table:table-cell>
          <table:table-cell table:formula="of:=[.F78]/[.C78]" office:value-type="float" office:value="2.66247455699778" calcext:value-type="float">
            <text:p>2.66247455699778</text:p>
          </table:table-cell>
        </table:table-row>
        <table:table-row table:style-name="ro1">
          <table:table-cell office:value-type="string" calcext:value-type="string">
            <text:p>ham15_107.qasm 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34907" calcext:value-type="float">
            <text:p>34907</text:p>
          </table:table-cell>
          <table:table-cell office:value-type="float" office:value="0.019407" calcext:value-type="float">
            <text:p>0.019407</text:p>
          </table:table-cell>
          <table:table-cell/>
          <table:table-cell table:formula="of:=[.E79]/[.B79]" office:value-type="float" office:value="1.10805320128242" calcext:value-type="float">
            <text:p>1.10805320128242</text:p>
          </table:table-cell>
          <table:table-cell table:formula="of:=[.F79]/[.C79]" office:value-type="float" office:value="0.0409430379746835" calcext:value-type="float">
            <text:p>0.040943037974684</text:p>
          </table:table-cell>
        </table:table-row>
        <table:table-row table:style-name="ro1">
          <table:table-cell office:value-type="string" calcext:value-type="string">
            <text:p>ham3_102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066" calcext:value-type="float">
            <text:p>6.6E-05</text:p>
          </table:table-cell>
          <table:table-cell/>
          <table:table-cell table:formula="of:=[.E80]/[.B80]" office:value-type="float" office:value="0.783333333333333" calcext:value-type="float">
            <text:p>0.783333333333333</text:p>
          </table:table-cell>
          <table:table-cell table:formula="of:=[.F80]/[.C80]" office:value-type="float" office:value="0.4125" calcext:value-type="float">
            <text:p>0.4125</text:p>
          </table:table-cell>
        </table:table-row>
        <table:table-row table:style-name="ro1">
          <table:table-cell office:value-type="string" calcext:value-type="string">
            <text:p>ham7_104.qasm 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0.000765" calcext:value-type="float">
            <text:p>0.000765</text:p>
          </table:table-cell>
          <table:table-cell/>
          <table:table-cell table:formula="of:=[.E81]/[.B81]" office:value-type="float" office:value="0.951742627345844" calcext:value-type="float">
            <text:p>0.951742627345844</text:p>
          </table:table-cell>
          <table:table-cell table:formula="of:=[.F81]/[.C81]" office:value-type="float" office:value="0.326226012793177" calcext:value-type="float">
            <text:p>0.326226012793177</text:p>
          </table:table-cell>
        </table:table-row>
        <table:table-row table:style-name="ro1">
          <table:table-cell office:value-type="string" calcext:value-type="string">
            <text:p>hwb4_49.qasm 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0.000637" calcext:value-type="float">
            <text:p>0.000637</text:p>
          </table:table-cell>
          <table:table-cell/>
          <table:table-cell table:formula="of:=[.E82]/[.B82]" office:value-type="float" office:value="0.8875" calcext:value-type="float">
            <text:p>0.8875</text:p>
          </table:table-cell>
          <table:table-cell table:formula="of:=[.F82]/[.C82]" office:value-type="float" office:value="0.491512345679012" calcext:value-type="float">
            <text:p>0.491512345679012</text:p>
          </table:table-cell>
        </table:table-row>
        <table:table-row table:style-name="ro1">
          <table:table-cell office:value-type="string" calcext:value-type="string">
            <text:p>hwb5_53.qasm 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/>
          <table:table-cell office:value-type="float" office:value="3872" calcext:value-type="float">
            <text:p>3872</text:p>
          </table:table-cell>
          <table:table-cell office:value-type="float" office:value="0.002985" calcext:value-type="float">
            <text:p>0.002985</text:p>
          </table:table-cell>
          <table:table-cell/>
          <table:table-cell table:formula="of:=[.E83]/[.B83]" office:value-type="float" office:value="0.830544830544831" calcext:value-type="float">
            <text:p>0.830544830544831</text:p>
          </table:table-cell>
          <table:table-cell table:formula="of:=[.F83]/[.C83]" office:value-type="float" office:value="0.180887165192098" calcext:value-type="float">
            <text:p>0.180887165192098</text:p>
          </table:table-cell>
        </table:table-row>
        <table:table-row table:style-name="ro1">
          <table:table-cell office:value-type="string" calcext:value-type="string">
            <text:p>hwb6_56.qasm 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/>
          <table:table-cell office:value-type="float" office:value="21250" calcext:value-type="float">
            <text:p>21250</text:p>
          </table:table-cell>
          <table:table-cell office:value-type="float" office:value="0.014548" calcext:value-type="float">
            <text:p>0.014548</text:p>
          </table:table-cell>
          <table:table-cell/>
          <table:table-cell table:formula="of:=[.E84]/[.B84]" office:value-type="float" office:value="0.90004235493435" calcext:value-type="float">
            <text:p>0.90004235493435</text:p>
          </table:table-cell>
          <table:table-cell table:formula="of:=[.F84]/[.C84]" office:value-type="float" office:value="0.242608188109731" calcext:value-type="float">
            <text:p>0.242608188109731</text:p>
          </table:table-cell>
        </table:table-row>
        <table:table-row table:style-name="ro1">
          <table:table-cell office:value-type="string" calcext:value-type="string">
            <text:p>hwb7_59.qasm 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/>
          <table:table-cell office:value-type="float" office:value="76999" calcext:value-type="float">
            <text:p>76999</text:p>
          </table:table-cell>
          <table:table-cell office:value-type="float" office:value="0.052565" calcext:value-type="float">
            <text:p>0.052565</text:p>
          </table:table-cell>
          <table:table-cell/>
          <table:table-cell table:formula="of:=[.E85]/[.B85]" office:value-type="float" office:value="0.892472993648292" calcext:value-type="float">
            <text:p>0.892472993648292</text:p>
          </table:table-cell>
          <table:table-cell table:formula="of:=[.F85]/[.C85]" office:value-type="float" office:value="0.200386553724868" calcext:value-type="float">
            <text:p>0.200386553724868</text:p>
          </table:table-cell>
        </table:table-row>
        <table:table-row table:style-name="ro1">
          <table:table-cell office:value-type="string" calcext:value-type="string">
            <text:p>hwb8_113.qasm 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/>
          <table:table-cell office:value-type="float" office:value="240283" calcext:value-type="float">
            <text:p>240283</text:p>
          </table:table-cell>
          <table:table-cell office:value-type="float" office:value="0.149788" calcext:value-type="float">
            <text:p>0.149788</text:p>
          </table:table-cell>
          <table:table-cell/>
          <table:table-cell table:formula="of:=[.E86]/[.B86]" office:value-type="float" office:value="0.968879157745332" calcext:value-type="float">
            <text:p>0.968879157745332</text:p>
          </table:table-cell>
          <table:table-cell table:formula="of:=[.F86]/[.C86]" office:value-type="float" office:value="0.0456672124000378" calcext:value-type="float">
            <text:p>0.045667212400038</text:p>
          </table:table-cell>
        </table:table-row>
        <table:table-row table:style-name="ro1">
          <table:table-cell office:value-type="string" calcext:value-type="string">
            <text:p>hwb9_119.qasm 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/>
          <table:table-cell office:value-type="float" office:value="700837" calcext:value-type="float">
            <text:p>700837</text:p>
          </table:table-cell>
          <table:table-cell office:value-type="float" office:value="0.448031" calcext:value-type="float">
            <text:p>0.448031</text:p>
          </table:table-cell>
          <table:table-cell/>
          <table:table-cell table:formula="of:=[.E87]/[.B87]" office:value-type="float" office:value="0.934480482682756" calcext:value-type="float">
            <text:p>0.934480482682756</text:p>
          </table:table-cell>
          <table:table-cell table:formula="of:=[.F87]/[.C87]" office:value-type="float" office:value="0.0282981841149534" calcext:value-type="float">
            <text:p>0.028298184114954</text:p>
          </table:table-cell>
        </table:table-row>
        <table:table-row table:style-name="ro1">
          <table:table-cell office:value-type="string" calcext:value-type="string">
            <text:p>inc_237.qasm 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/>
          <table:table-cell office:value-type="float" office:value="38607" calcext:value-type="float">
            <text:p>38607</text:p>
          </table:table-cell>
          <table:table-cell office:value-type="float" office:value="0.023199" calcext:value-type="float">
            <text:p>0.023199</text:p>
          </table:table-cell>
          <table:table-cell/>
          <table:table-cell table:formula="of:=[.E88]/[.B88]" office:value-type="float" office:value="0.993668442591306" calcext:value-type="float">
            <text:p>0.993668442591306</text:p>
          </table:table-cell>
          <table:table-cell table:formula="of:=[.F88]/[.C88]" office:value-type="float" office:value="0.0578517136815226" calcext:value-type="float">
            <text:p>0.057851713681523</text:p>
          </table:table-cell>
        </table:table-row>
        <table:table-row table:style-name="ro1">
          <table:table-cell office:value-type="string" calcext:value-type="string">
            <text:p>ising_model_10.qasm 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0.000642" calcext:value-type="float">
            <text:p>0.000642</text:p>
          </table:table-cell>
          <table:table-cell/>
          <table:table-cell table:formula="of:=[.E89]/[.B89]" office:value-type="float" office:value="1.16320474777448" calcext:value-type="float">
            <text:p>1.16320474777448</text:p>
          </table:table-cell>
          <table:table-cell table:formula="of:=[.F89]/[.C89]" office:value-type="float" office:value="0.0492444580808468" calcext:value-type="float">
            <text:p>0.049244458080847</text:p>
          </table:table-cell>
        </table:table-row>
        <table:table-row table:style-name="ro1">
          <table:table-cell office:value-type="string" calcext:value-type="string">
            <text:p>ising_model_13.qasm 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0.000878" calcext:value-type="float">
            <text:p>0.000878</text:p>
          </table:table-cell>
          <table:table-cell/>
          <table:table-cell table:formula="of:=[.E90]/[.B90]" office:value-type="float" office:value="1.27319062181448" calcext:value-type="float">
            <text:p>1.27319062181448</text:p>
          </table:table-cell>
          <table:table-cell table:formula="of:=[.F90]/[.C90]" office:value-type="float" office:value="0.00256590098778421" calcext:value-type="float">
            <text:p>0.002565900987784</text:p>
          </table:table-cell>
        </table:table-row>
        <table:table-row table:style-name="ro1">
          <table:table-cell office:value-type="string" calcext:value-type="string">
            <text:p>ising_model_16.qasm </text:p>
          </table:table-cell>
          <table:table-cell office:value-type="float" office:value="1170" calcext:value-type="float">
            <text:p>1170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float" office:value="1763" calcext:value-type="float">
            <text:p>1763</text:p>
          </table:table-cell>
          <table:table-cell office:value-type="float" office:value="0.001101" calcext:value-type="float">
            <text:p>0.001101</text:p>
          </table:table-cell>
          <table:table-cell/>
          <table:table-cell table:formula="of:=[.E91]/[.B91]" office:value-type="float" office:value="1.50683760683761" calcext:value-type="float">
            <text:p>1.50683760683761</text:p>
          </table:table-cell>
          <table:table-cell table:formula="of:=[.F91]/[.C91]" office:value-type="float" office:value="0.000810876497838399" calcext:value-type="float">
            <text:p>0.000810876497838</text:p>
          </table:table-cell>
        </table:table-row>
        <table:table-row table:style-name="ro1">
          <table:table-cell office:value-type="string" calcext:value-type="string">
            <text:p>life_238.qasm 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/>
          <table:table-cell office:value-type="float" office:value="78075" calcext:value-type="float">
            <text:p>78075</text:p>
          </table:table-cell>
          <table:table-cell office:value-type="float" office:value="0.048654" calcext:value-type="float">
            <text:p>0.048654</text:p>
          </table:table-cell>
          <table:table-cell/>
          <table:table-cell table:formula="of:=[.E92]/[.B92]" office:value-type="float" office:value="0.909922614330334" calcext:value-type="float">
            <text:p>0.909922614330334</text:p>
          </table:table-cell>
          <table:table-cell table:formula="of:=[.F92]/[.C92]" office:value-type="float" office:value="0.00302074925806812" calcext:value-type="float">
            <text:p>0.003020749258068</text:p>
          </table:table-cell>
        </table:table-row>
        <table:table-row table:style-name="ro1">
          <table:table-cell office:value-type="string" calcext:value-type="string">
            <text:p>majority_239.qasm 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0.001378" calcext:value-type="float">
            <text:p>0.001378</text:p>
          </table:table-cell>
          <table:table-cell/>
          <table:table-cell table:formula="of:=[.E93]/[.B93]" office:value-type="float" office:value="0.862994993172508" calcext:value-type="float">
            <text:p>0.862994993172508</text:p>
          </table:table-cell>
          <table:table-cell table:formula="of:=[.F93]/[.C93]" office:value-type="float" office:value="0.0913550782285866" calcext:value-type="float">
            <text:p>0.091355078228587</text:p>
          </table:table-cell>
        </table:table-row>
        <table:table-row table:style-name="ro1">
          <table:table-cell office:value-type="string" calcext:value-type="string">
            <text:p>max46_240.qasm 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/>
          <table:table-cell office:value-type="float" office:value="91239" calcext:value-type="float">
            <text:p>91239</text:p>
          </table:table-cell>
          <table:table-cell office:value-type="float" office:value="0.058875" calcext:value-type="float">
            <text:p>0.058875</text:p>
          </table:table-cell>
          <table:table-cell/>
          <table:table-cell table:formula="of:=[.E94]/[.B94]" office:value-type="float" office:value="0.917915853437695" calcext:value-type="float">
            <text:p>0.917915853437695</text:p>
          </table:table-cell>
          <table:table-cell table:formula="of:=[.F94]/[.C94]" office:value-type="float" office:value="0.00437537158145065" calcext:value-type="float">
            <text:p>0.004375371581451</text:p>
          </table:table-cell>
        </table:table-row>
        <table:table-row table:style-name="ro1">
          <table:table-cell office:value-type="string" calcext:value-type="string">
            <text:p>miller_11.qasm 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00101" calcext:value-type="float">
            <text:p>0.000101</text:p>
          </table:table-cell>
          <table:table-cell/>
          <table:table-cell table:formula="of:=[.E95]/[.B95]" office:value-type="float" office:value="0.75886524822695" calcext:value-type="float">
            <text:p>0.75886524822695</text:p>
          </table:table-cell>
          <table:table-cell table:formula="of:=[.F95]/[.C95]" office:value-type="float" office:value="0.306060606060606" calcext:value-type="float">
            <text:p>0.306060606060606</text:p>
          </table:table-cell>
        </table:table-row>
        <table:table-row table:style-name="ro1">
          <table:table-cell office:value-type="string" calcext:value-type="string">
            <text:p>mini_alu_305.qasm 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0.000399" calcext:value-type="float">
            <text:p>0.000399</text:p>
          </table:table-cell>
          <table:table-cell/>
          <table:table-cell table:formula="of:=[.E96]/[.B96]" office:value-type="float" office:value="1.24027072758037" calcext:value-type="float">
            <text:p>1.24027072758037</text:p>
          </table:table-cell>
          <table:table-cell table:formula="of:=[.F96]/[.C96]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mini-alu_167.qasm 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0.000679" calcext:value-type="float">
            <text:p>0.000679</text:p>
          </table:table-cell>
          <table:table-cell/>
          <table:table-cell table:formula="of:=[.E97]/[.B97]" office:value-type="float" office:value="0.740890688259109" calcext:value-type="float">
            <text:p>0.740890688259109</text:p>
          </table:table-cell>
          <table:table-cell table:formula="of:=[.F97]/[.C97]" office:value-type="float" office:value="0.30503144654088" calcext:value-type="float">
            <text:p>0.30503144654088</text:p>
          </table:table-cell>
        </table:table-row>
        <table:table-row table:style-name="ro1">
          <table:table-cell office:value-type="string" calcext:value-type="string">
            <text:p>misex1_241.qasm 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/>
          <table:table-cell office:value-type="float" office:value="17360" calcext:value-type="float">
            <text:p>17360</text:p>
          </table:table-cell>
          <table:table-cell office:value-type="float" office:value="0.010375" calcext:value-type="float">
            <text:p>0.010375</text:p>
          </table:table-cell>
          <table:table-cell/>
          <table:table-cell table:formula="of:=[.E98]/[.B98]" office:value-type="float" office:value="0.945070499210627" calcext:value-type="float">
            <text:p>0.945070499210627</text:p>
          </table:table-cell>
          <table:table-cell table:formula="of:=[.F98]/[.C98]" office:value-type="float" office:value="0.20298560025043" calcext:value-type="float">
            <text:p>0.20298560025043</text:p>
          </table:table-cell>
        </table:table-row>
        <table:table-row table:style-name="ro1">
          <table:table-cell office:value-type="string" calcext:value-type="string">
            <text:p>mlp4_245.qasm 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/>
          <table:table-cell office:value-type="float" office:value="68704" calcext:value-type="float">
            <text:p>68704</text:p>
          </table:table-cell>
          <table:table-cell office:value-type="float" office:value="0.041042" calcext:value-type="float">
            <text:p>0.041042</text:p>
          </table:table-cell>
          <table:table-cell/>
          <table:table-cell table:formula="of:=[.E99]/[.B99]" office:value-type="float" office:value="0.932667245873154" calcext:value-type="float">
            <text:p>0.932667245873154</text:p>
          </table:table-cell>
          <table:table-cell table:formula="of:=[.F99]/[.C99]" office:value-type="float" office:value="0.00334114850453443" calcext:value-type="float">
            <text:p>0.003341148504534</text:p>
          </table:table-cell>
        </table:table-row>
        <table:table-row table:style-name="ro1">
          <table:table-cell office:value-type="string" calcext:value-type="string">
            <text:p>mod10_171.qasm 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/>
          <table:table-cell office:value-type="float" office:value="611" calcext:value-type="float">
            <text:p>611</text:p>
          </table:table-cell>
          <table:table-cell office:value-type="float" office:value="0.000554" calcext:value-type="float">
            <text:p>0.000554</text:p>
          </table:table-cell>
          <table:table-cell/>
          <table:table-cell table:formula="of:=[.E100]/[.B100]" office:value-type="float" office:value="0.793506493506493" calcext:value-type="float">
            <text:p>0.793506493506493</text:p>
          </table:table-cell>
          <table:table-cell table:formula="of:=[.F100]/[.C100]" office:value-type="float" office:value="0.440381558028617" calcext:value-type="float">
            <text:p>0.440381558028617</text:p>
          </table:table-cell>
        </table:table-row>
        <table:table-row table:style-name="ro1">
          <table:table-cell office:value-type="string" calcext:value-type="string">
            <text:p>mod10_176.qasm 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000385" calcext:value-type="float">
            <text:p>0.000385</text:p>
          </table:table-cell>
          <table:table-cell/>
          <table:table-cell table:formula="of:=[.E101]/[.B101]" office:value-type="float" office:value="0.982905982905983" calcext:value-type="float">
            <text:p>0.982905982905983</text:p>
          </table:table-cell>
          <table:table-cell table:formula="of:=[.F101]/[.C101]" office:value-type="float" office:value="0.383848454636092" calcext:value-type="float">
            <text:p>0.383848454636092</text:p>
          </table:table-cell>
        </table:table-row>
        <table:table-row table:style-name="ro1">
          <table:table-cell office:value-type="string" calcext:value-type="string">
            <text:p>mod5adder_127.qasm 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0.001222" calcext:value-type="float">
            <text:p>0.001222</text:p>
          </table:table-cell>
          <table:table-cell/>
          <table:table-cell table:formula="of:=[.E102]/[.B102]" office:value-type="float" office:value="0.851007423117709" calcext:value-type="float">
            <text:p>0.851007423117709</text:p>
          </table:table-cell>
          <table:table-cell table:formula="of:=[.F102]/[.C102]" office:value-type="float" office:value="0.388059701492537" calcext:value-type="float">
            <text:p>0.388059701492537</text:p>
          </table:table-cell>
        </table:table-row>
        <table:table-row table:style-name="ro1">
          <table:table-cell office:value-type="string" calcext:value-type="string">
            <text:p>mod5d1_63.qasm 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122" calcext:value-type="float">
            <text:p>0.000122</text:p>
          </table:table-cell>
          <table:table-cell/>
          <table:table-cell table:formula="of:=[.E103]/[.B103]" office:value-type="float" office:value="0.636363636363636" calcext:value-type="float">
            <text:p>0.636363636363636</text:p>
          </table:table-cell>
          <table:table-cell table:formula="of:=[.F103]/[.C103]" office:value-type="float" office:value="0.382445141065831" calcext:value-type="float">
            <text:p>0.382445141065831</text:p>
          </table:table-cell>
        </table:table-row>
        <table:table-row table:style-name="ro1">
          <table:table-cell office:value-type="string" calcext:value-type="string">
            <text:p>mod5d2_64.qasm 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00014" calcext:value-type="float">
            <text:p>0.00014</text:p>
          </table:table-cell>
          <table:table-cell/>
          <table:table-cell table:formula="of:=[.E104]/[.B104]" office:value-type="float" office:value="0.720430107526882" calcext:value-type="float">
            <text:p>0.720430107526882</text:p>
          </table:table-cell>
          <table:table-cell table:formula="of:=[.F104]/[.C104]" office:value-type="float" office:value="0.389972144846797" calcext:value-type="float">
            <text:p>0.389972144846797</text:p>
          </table:table-cell>
        </table:table-row>
        <table:table-row table:style-name="ro1">
          <table:table-cell office:value-type="string" calcext:value-type="string">
            <text:p>mod5mils_65.qasm 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112" calcext:value-type="float">
            <text:p>0.000112</text:p>
          </table:table-cell>
          <table:table-cell/>
          <table:table-cell table:formula="of:=[.E105]/[.B105]" office:value-type="float" office:value="0.689655172413793" calcext:value-type="float">
            <text:p>0.689655172413793</text:p>
          </table:table-cell>
          <table:table-cell table:formula="of:=[.F105]/[.C105]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string" calcext:value-type="string">
            <text:p>mod8-10_177.qasm 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0.000989" calcext:value-type="float">
            <text:p>0.000989</text:p>
          </table:table-cell>
          <table:table-cell/>
          <table:table-cell table:formula="of:=[.E106]/[.B106]" office:value-type="float" office:value="0.826812059012187" calcext:value-type="float">
            <text:p>0.826812059012187</text:p>
          </table:table-cell>
          <table:table-cell table:formula="of:=[.F106]/[.C106]" office:value-type="float" office:value="0.372224313135115" calcext:value-type="float">
            <text:p>0.372224313135115</text:p>
          </table:table-cell>
        </table:table-row>
        <table:table-row table:style-name="ro1">
          <table:table-cell office:value-type="string" calcext:value-type="string">
            <text:p>mod8-10_178.qasm 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0.000845" calcext:value-type="float">
            <text:p>0.000845</text:p>
          </table:table-cell>
          <table:table-cell/>
          <table:table-cell table:formula="of:=[.E107]/[.B107]" office:value-type="float" office:value="0.913838120104439" calcext:value-type="float">
            <text:p>0.913838120104439</text:p>
          </table:table-cell>
          <table:table-cell table:formula="of:=[.F107]/[.C107]" office:value-type="float" office:value="0.57679180887372" calcext:value-type="float">
            <text:p>0.57679180887372</text:p>
          </table:table-cell>
        </table:table-row>
        <table:table-row table:style-name="ro1">
          <table:table-cell office:value-type="string" calcext:value-type="string">
            <text:p>one-two-three-v0_97.qasm 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0.000672" calcext:value-type="float">
            <text:p>0.000672</text:p>
          </table:table-cell>
          <table:table-cell/>
          <table:table-cell table:formula="of:=[.E108]/[.B108]" office:value-type="float" office:value="0.818889970788705" calcext:value-type="float">
            <text:p>0.818889970788705</text:p>
          </table:table-cell>
          <table:table-cell table:formula="of:=[.F108]/[.C108]" office:value-type="float" office:value="0.234554973821989" calcext:value-type="float">
            <text:p>0.234554973821989</text:p>
          </table:table-cell>
        </table:table-row>
        <table:table-row table:style-name="ro1">
          <table:table-cell office:value-type="string" calcext:value-type="string">
            <text:p>one-two-three-v0_98.qasm 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0.000358" calcext:value-type="float">
            <text:p>0.000358</text:p>
          </table:table-cell>
          <table:table-cell/>
          <table:table-cell table:formula="of:=[.E109]/[.B109]" office:value-type="float" office:value="0.966861598440546" calcext:value-type="float">
            <text:p>0.966861598440546</text:p>
          </table:table-cell>
          <table:table-cell table:formula="of:=[.F109]/[.C109]" office:value-type="float" office:value="0.371369294605809" calcext:value-type="float">
            <text:p>0.371369294605809</text:p>
          </table:table-cell>
        </table:table-row>
        <table:table-row table:style-name="ro1">
          <table:table-cell office:value-type="string" calcext:value-type="string">
            <text:p>one-two-three-v1_99.qasm 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000321" calcext:value-type="float">
            <text:p>0.000321</text:p>
          </table:table-cell>
          <table:table-cell/>
          <table:table-cell table:formula="of:=[.E110]/[.B110]" office:value-type="float" office:value="0.828828828828829" calcext:value-type="float">
            <text:p>0.828828828828829</text:p>
          </table:table-cell>
          <table:table-cell table:formula="of:=[.F110]/[.C110]" office:value-type="float" office:value="0.514423076923077" calcext:value-type="float">
            <text:p>0.514423076923077</text:p>
          </table:table-cell>
        </table:table-row>
        <table:table-row table:style-name="ro1">
          <table:table-cell office:value-type="string" calcext:value-type="string">
            <text:p>one-two-three-v2_100.qasm 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164" calcext:value-type="float">
            <text:p>0.000164</text:p>
          </table:table-cell>
          <table:table-cell/>
          <table:table-cell table:formula="of:=[.E111]/[.B111]" office:value-type="float" office:value="0.697777777777778" calcext:value-type="float">
            <text:p>0.697777777777778</text:p>
          </table:table-cell>
          <table:table-cell table:formula="of:=[.F111]/[.C111]" office:value-type="float" office:value="0.337448559670782" calcext:value-type="float">
            <text:p>0.337448559670782</text:p>
          </table:table-cell>
        </table:table-row>
        <table:table-row table:style-name="ro1">
          <table:table-cell office:value-type="string" calcext:value-type="string">
            <text:p>one-two-three-v3_101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0.000282" calcext:value-type="float">
            <text:p>0.000282</text:p>
          </table:table-cell>
          <table:table-cell/>
          <table:table-cell table:formula="of:=[.E112]/[.B112]" office:value-type="float" office:value="0.67381974248927" calcext:value-type="float">
            <text:p>0.67381974248927</text:p>
          </table:table-cell>
          <table:table-cell table:formula="of:=[.F112]/[.C112]" office:value-type="float" office:value="0.613043478260869" calcext:value-type="float">
            <text:p>0.613043478260869</text:p>
          </table:table-cell>
        </table:table-row>
        <table:table-row table:style-name="ro1">
          <table:table-cell office:value-type="string" calcext:value-type="string">
            <text:p>plus63mod4096_163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6318" calcext:value-type="float">
            <text:p>466318</text:p>
          </table:table-cell>
          <table:table-cell office:value-type="float" office:value="0.280296" calcext:value-type="float">
            <text:p>0.28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63mod8192_164.qasm 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/>
          <table:table-cell office:value-type="float" office:value="694117" calcext:value-type="float">
            <text:p>694117</text:p>
          </table:table-cell>
          <table:table-cell office:value-type="float" office:value="0.407185" calcext:value-type="float">
            <text:p>0.407185</text:p>
          </table:table-cell>
          <table:table-cell/>
          <table:table-cell table:formula="of:=[.E114]/[.B114]" office:value-type="float" office:value="0.959241856801316" calcext:value-type="float">
            <text:p>0.959241856801316</text:p>
          </table:table-cell>
          <table:table-cell table:formula="of:=[.F114]/[.C114]" office:value-type="float" office:value="0.00358765947698597" calcext:value-type="float">
            <text:p>0.003587659476986</text:p>
          </table:table-cell>
        </table:table-row>
        <table:table-row table:style-name="ro1">
          <table:table-cell office:value-type="string" calcext:value-type="string">
            <text:p>pm1_249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/>
          <table:table-cell office:value-type="float" office:value="5876" calcext:value-type="float">
            <text:p>5876</text:p>
          </table:table-cell>
          <table:table-cell office:value-type="float" office:value="0.003819" calcext:value-type="float">
            <text:p>0.003819</text:p>
          </table:table-cell>
          <table:table-cell/>
          <table:table-cell table:formula="of:=[.E115]/[.B115]" office:value-type="float" office:value="0.936563595792158" calcext:value-type="float">
            <text:p>0.936563595792158</text:p>
          </table:table-cell>
          <table:table-cell table:formula="of:=[.F115]/[.C115]" office:value-type="float" office:value="0.220611172087112" calcext:value-type="float">
            <text:p>0.220611172087112</text:p>
          </table:table-cell>
        </table:table-row>
        <table:table-row table:style-name="ro1">
          <table:table-cell office:value-type="string" calcext:value-type="string">
            <text:p>qft_10.qasm </text:p>
          </table:table-cell>
          <table:table-cell office:value-type="float" office:value="624" calcext:value-type="float">
            <text:p>624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0.000483" calcext:value-type="float">
            <text:p>0.000483</text:p>
          </table:table-cell>
          <table:table-cell/>
          <table:table-cell table:formula="of:=[.E116]/[.B116]" office:value-type="float" office:value="1.41025641025641" calcext:value-type="float">
            <text:p>1.41025641025641</text:p>
          </table:table-cell>
          <table:table-cell table:formula="of:=[.F116]/[.C116]" office:value-type="float" office:value="0.124068841510403" calcext:value-type="float">
            <text:p>0.124068841510403</text:p>
          </table:table-cell>
        </table:table-row>
        <table:table-row table:style-name="ro1">
          <table:table-cell office:value-type="string" calcext:value-type="string">
            <text:p>qft_16.qasm </text:p>
          </table:table-cell>
          <table:table-cell office:value-type="float" office:value="1635" calcext:value-type="float">
            <text:p>1635</text:p>
          </table:table-cell>
          <table:table-cell office:value-type="float" office:value="12.2423" calcext:value-type="float">
            <text:p>12.2423</text:p>
          </table:table-cell>
          <table:table-cell/>
          <table:table-cell office:value-type="float" office:value="2742" calcext:value-type="float">
            <text:p>2742</text:p>
          </table:table-cell>
          <table:table-cell office:value-type="float" office:value="0.001152" calcext:value-type="float">
            <text:p>0.001152</text:p>
          </table:table-cell>
          <table:table-cell/>
          <table:table-cell table:formula="of:=[.E117]/[.B117]" office:value-type="float" office:value="1.67706422018349" calcext:value-type="float">
            <text:p>1.67706422018349</text:p>
          </table:table-cell>
          <table:table-cell table:formula="of:=[.F117]/[.C117]" office:value-type="float" office:value="0.0000940999648758812" calcext:value-type="float">
            <text:p>9.40999648758812E-05</text:p>
          </table:table-cell>
        </table:table-row>
        <table:table-row table:style-name="ro1">
          <table:table-cell office:value-type="string" calcext:value-type="string">
            <text:p>radd_250.qasm 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/>
          <table:table-cell office:value-type="float" office:value="10819" calcext:value-type="float">
            <text:p>10819</text:p>
          </table:table-cell>
          <table:table-cell office:value-type="float" office:value="0.00702" calcext:value-type="float">
            <text:p>0.00702</text:p>
          </table:table-cell>
          <table:table-cell/>
          <table:table-cell table:formula="of:=[.E118]/[.B118]" office:value-type="float" office:value="0.926442884055489" calcext:value-type="float">
            <text:p>0.926442884055489</text:p>
          </table:table-cell>
          <table:table-cell table:formula="of:=[.F118]/[.C118]" office:value-type="float" office:value="0.0330213086222306" calcext:value-type="float">
            <text:p>0.033021308622231</text:p>
          </table:table-cell>
        </table:table-row>
        <table:table-row table:style-name="ro1">
          <table:table-cell office:value-type="string" calcext:value-type="string">
            <text:p>rd32_270.qasm 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18" calcext:value-type="float">
            <text:p>0.00018</text:p>
          </table:table-cell>
          <table:table-cell/>
          <table:table-cell table:formula="of:=[.E119]/[.B119]" office:value-type="float" office:value="1.15254237288136" calcext:value-type="float">
            <text:p>1.15254237288136</text:p>
          </table:table-cell>
          <table:table-cell table:formula="of:=[.F119]/[.C119]" office:value-type="float" office:value="0.553846153846154" calcext:value-type="float">
            <text:p>0.553846153846154</text:p>
          </table:table-cell>
        </table:table-row>
        <table:table-row table:style-name="ro1">
          <table:table-cell office:value-type="string" calcext:value-type="string">
            <text:p>rd32-v0_66.qasm 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00008" calcext:value-type="float">
            <text:p>8E-05</text:p>
          </table:table-cell>
          <table:table-cell/>
          <table:table-cell table:formula="of:=[.E120]/[.B120]" office:value-type="float" office:value="0.710280373831776" calcext:value-type="float">
            <text:p>0.710280373831776</text:p>
          </table:table-cell>
          <table:table-cell table:formula="of:=[.F120]/[.C120]" office:value-type="float" office:value="0.707964601769912" calcext:value-type="float">
            <text:p>0.707964601769912</text:p>
          </table:table-cell>
        </table:table-row>
        <table:table-row table:style-name="ro1">
          <table:table-cell office:value-type="string" calcext:value-type="string">
            <text:p>rd32-v1_68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000156" calcext:value-type="float">
            <text:p>0.000156</text:p>
          </table:table-cell>
          <table:table-cell/>
          <table:table-cell table:formula="of:=[.E121]/[.B121]" office:value-type="float" office:value="0.715596330275229" calcext:value-type="float">
            <text:p>0.715596330275229</text:p>
          </table:table-cell>
          <table:table-cell table:formula="of:=[.F121]/[.C121]" office:value-type="float" office:value="1.38053097345133" calcext:value-type="float">
            <text:p>1.38053097345133</text:p>
          </table:table-cell>
        </table:table-row>
        <table:table-row table:style-name="ro1">
          <table:table-cell office:value-type="string" calcext:value-type="string">
            <text:p>rd53_130.qasm 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/>
          <table:table-cell office:value-type="float" office:value="3202" calcext:value-type="float">
            <text:p>3202</text:p>
          </table:table-cell>
          <table:table-cell office:value-type="float" office:value="0.002294" calcext:value-type="float">
            <text:p>0.002294</text:p>
          </table:table-cell>
          <table:table-cell/>
          <table:table-cell table:formula="of:=[.E122]/[.B122]" office:value-type="float" office:value="0.89391401451703" calcext:value-type="float">
            <text:p>0.89391401451703</text:p>
          </table:table-cell>
          <table:table-cell table:formula="of:=[.F122]/[.C122]" office:value-type="float" office:value="0.0876509246523002" calcext:value-type="float">
            <text:p>0.0876509246523</text:p>
          </table:table-cell>
        </table:table-row>
        <table:table-row table:style-name="ro1">
          <table:table-cell office:value-type="string" calcext:value-type="string">
            <text:p>rd53_131.qasm 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/>
          <table:table-cell office:value-type="float" office:value="1552" calcext:value-type="float">
            <text:p>1552</text:p>
          </table:table-cell>
          <table:table-cell office:value-type="float" office:value="0.001022" calcext:value-type="float">
            <text:p>0.001022</text:p>
          </table:table-cell>
          <table:table-cell/>
          <table:table-cell table:formula="of:=[.E123]/[.B123]" office:value-type="float" office:value="0.983523447401774" calcext:value-type="float">
            <text:p>0.983523447401774</text:p>
          </table:table-cell>
          <table:table-cell table:formula="of:=[.F123]/[.C123]" office:value-type="float" office:value="0.00303787836002128" calcext:value-type="float">
            <text:p>0.003037878360021</text:p>
          </table:table-cell>
        </table:table-row>
        <table:table-row table:style-name="ro1">
          <table:table-cell office:value-type="string" calcext:value-type="string">
            <text:p>rd53_133.qasm 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/>
          <table:table-cell office:value-type="float" office:value="1898" calcext:value-type="float">
            <text:p>1898</text:p>
          </table:table-cell>
          <table:table-cell office:value-type="float" office:value="0.001277" calcext:value-type="float">
            <text:p>0.001277</text:p>
          </table:table-cell>
          <table:table-cell/>
          <table:table-cell table:formula="of:=[.E124]/[.B124]" office:value-type="float" office:value="0.939603960396039" calcext:value-type="float">
            <text:p>0.939603960396039</text:p>
          </table:table-cell>
          <table:table-cell table:formula="of:=[.F124]/[.C124]" office:value-type="float" office:value="0.0586102441711034" calcext:value-type="float">
            <text:p>0.058610244171103</text:p>
          </table:table-cell>
        </table:table-row>
        <table:table-row table:style-name="ro1">
          <table:table-cell office:value-type="string" calcext:value-type="string">
            <text:p>rd53_135.qasm 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0.000677" calcext:value-type="float">
            <text:p>0.000677</text:p>
          </table:table-cell>
          <table:table-cell/>
          <table:table-cell table:formula="of:=[.E125]/[.B125]" office:value-type="float" office:value="0.769589552238806" calcext:value-type="float">
            <text:p>0.769589552238806</text:p>
          </table:table-cell>
          <table:table-cell table:formula="of:=[.F125]/[.C125]" office:value-type="float" office:value="0.0704914618908788" calcext:value-type="float">
            <text:p>0.070491461890879</text:p>
          </table:table-cell>
        </table:table-row>
        <table:table-row table:style-name="ro1">
          <table:table-cell office:value-type="string" calcext:value-type="string">
            <text:p>rd53_138.qasm 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0.000312" calcext:value-type="float">
            <text:p>0.000312</text:p>
          </table:table-cell>
          <table:table-cell/>
          <table:table-cell table:formula="of:=[.E126]/[.B126]" office:value-type="float" office:value="1.23294117647059" calcext:value-type="float">
            <text:p>1.23294117647059</text:p>
          </table:table-cell>
          <table:table-cell table:formula="of:=[.F126]/[.C126]" office:value-type="float" office:value="0.161240310077519" calcext:value-type="float">
            <text:p>0.161240310077519</text:p>
          </table:table-cell>
        </table:table-row>
        <table:table-row table:style-name="ro1">
          <table:table-cell office:value-type="string" calcext:value-type="string">
            <text:p>rd53_251.qasm 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/>
          <table:table-cell office:value-type="float" office:value="4282" calcext:value-type="float">
            <text:p>4282</text:p>
          </table:table-cell>
          <table:table-cell office:value-type="float" office:value="0.002828" calcext:value-type="float">
            <text:p>0.002828</text:p>
          </table:table-cell>
          <table:table-cell/>
          <table:table-cell table:formula="of:=[.E127]/[.B127]" office:value-type="float" office:value="0.945253863134658" calcext:value-type="float">
            <text:p>0.945253863134658</text:p>
          </table:table-cell>
          <table:table-cell table:formula="of:=[.F127]/[.C127]" office:value-type="float" office:value="0.337510442773601" calcext:value-type="float">
            <text:p>0.337510442773601</text:p>
          </table:table-cell>
        </table:table-row>
        <table:table-row table:style-name="ro1">
          <table:table-cell office:value-type="string" calcext:value-type="string">
            <text:p>rd53_311.qasm 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0.000692" calcext:value-type="float">
            <text:p>0.000692</text:p>
          </table:table-cell>
          <table:table-cell/>
          <table:table-cell table:formula="of:=[.E128]/[.B128]" office:value-type="float" office:value="1.16504854368932" calcext:value-type="float">
            <text:p>1.16504854368932</text:p>
          </table:table-cell>
          <table:table-cell table:formula="of:=[.F128]/[.C128]" office:value-type="float" office:value="0.050934785808921" calcext:value-type="float">
            <text:p>0.050934785808921</text:p>
          </table:table-cell>
        </table:table-row>
        <table:table-row table:style-name="ro1">
          <table:table-cell office:value-type="string" calcext:value-type="string">
            <text:p>rd73_140.qasm 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0.000548" calcext:value-type="float">
            <text:p>0.000548</text:p>
          </table:table-cell>
          <table:table-cell/>
          <table:table-cell table:formula="of:=[.E129]/[.B129]" office:value-type="float" office:value="1.325" calcext:value-type="float">
            <text:p>1.325</text:p>
          </table:table-cell>
          <table:table-cell table:formula="of:=[.F129]/[.C129]" office:value-type="float" office:value="0.115538688593717" calcext:value-type="float">
            <text:p>0.115538688593717</text:p>
          </table:table-cell>
        </table:table-row>
        <table:table-row table:style-name="ro1">
          <table:table-cell office:value-type="string" calcext:value-type="string">
            <text:p>rd73_252.qasm 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/>
          <table:table-cell office:value-type="float" office:value="19048" calcext:value-type="float">
            <text:p>19048</text:p>
          </table:table-cell>
          <table:table-cell office:value-type="float" office:value="0.011383" calcext:value-type="float">
            <text:p>0.011383</text:p>
          </table:table-cell>
          <table:table-cell/>
          <table:table-cell table:formula="of:=[.E130]/[.B130]" office:value-type="float" office:value="0.984901758014478" calcext:value-type="float">
            <text:p>0.984901758014478</text:p>
          </table:table-cell>
          <table:table-cell table:formula="of:=[.F130]/[.C130]" office:value-type="float" office:value="0.0308305255517155" calcext:value-type="float">
            <text:p>0.030830525551716</text:p>
          </table:table-cell>
        </table:table-row>
        <table:table-row table:style-name="ro1">
          <table:table-cell office:value-type="string" calcext:value-type="string">
            <text:p>rd84_142.qasm 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0.000715" calcext:value-type="float">
            <text:p>0.000715</text:p>
          </table:table-cell>
          <table:table-cell/>
          <table:table-cell table:formula="of:=[.E131]/[.B131]" office:value-type="float" office:value="0.907348242811502" calcext:value-type="float">
            <text:p>0.907348242811502</text:p>
          </table:table-cell>
          <table:table-cell table:formula="of:=[.F131]/[.C131]" office:value-type="float" office:value="0.0199353147828027" calcext:value-type="float">
            <text:p>0.019935314782803</text:p>
          </table:table-cell>
        </table:table-row>
        <table:table-row table:style-name="ro1">
          <table:table-cell office:value-type="string" calcext:value-type="string">
            <text:p>rd84_253.qasm 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/>
          <table:table-cell office:value-type="float" office:value="48331" calcext:value-type="float">
            <text:p>48331</text:p>
          </table:table-cell>
          <table:table-cell office:value-type="float" office:value="0.029652" calcext:value-type="float">
            <text:p>0.029652</text:p>
          </table:table-cell>
          <table:table-cell/>
          <table:table-cell table:formula="of:=[.E132]/[.B132]" office:value-type="float" office:value="0.945904687347099" calcext:value-type="float">
            <text:p>0.945904687347099</text:p>
          </table:table-cell>
          <table:table-cell table:formula="of:=[.F132]/[.C132]" office:value-type="float" office:value="0.0109987203026762" calcext:value-type="float">
            <text:p>0.010998720302676</text:p>
          </table:table-cell>
        </table:table-row>
        <table:table-row table:style-name="ro1">
          <table:table-cell office:value-type="string" calcext:value-type="string">
            <text:p>root_255.qasm 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/>
          <table:table-cell office:value-type="float" office:value="61042" calcext:value-type="float">
            <text:p>61042</text:p>
          </table:table-cell>
          <table:table-cell office:value-type="float" office:value="0.037418" calcext:value-type="float">
            <text:p>0.037418</text:p>
          </table:table-cell>
          <table:table-cell/>
          <table:table-cell table:formula="of:=[.E133]/[.B133]" office:value-type="float" office:value="0.936830473617975" calcext:value-type="float">
            <text:p>0.936830473617975</text:p>
          </table:table-cell>
          <table:table-cell table:formula="of:=[.F133]/[.C133]" office:value-type="float" office:value="0.00157344759870316" calcext:value-type="float">
            <text:p>0.001573447598703</text:p>
          </table:table-cell>
        </table:table-row>
        <table:table-row table:style-name="ro1">
          <table:table-cell office:value-type="string" calcext:value-type="string">
            <text:p>sao2_257.qasm 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/>
          <table:table-cell office:value-type="float" office:value="140015" calcext:value-type="float">
            <text:p>140015</text:p>
          </table:table-cell>
          <table:table-cell office:value-type="float" office:value="0.084023" calcext:value-type="float">
            <text:p>0.084023</text:p>
          </table:table-cell>
          <table:table-cell/>
          <table:table-cell table:formula="of:=[.E134]/[.B134]" office:value-type="float" office:value="0.942493840789456" calcext:value-type="float">
            <text:p>0.942493840789456</text:p>
          </table:table-cell>
          <table:table-cell table:formula="of:=[.F134]/[.C134]" office:value-type="float" office:value="0.000706134969325153" calcext:value-type="float">
            <text:p>0.000706134969325</text:p>
          </table:table-cell>
        </table:table-row>
        <table:table-row table:style-name="ro1">
          <table:table-cell office:value-type="string" calcext:value-type="string">
            <text:p>sf_274.qasm 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/>
          <table:table-cell office:value-type="float" office:value="1964" calcext:value-type="float">
            <text:p>1964</text:p>
          </table:table-cell>
          <table:table-cell office:value-type="float" office:value="0.001634" calcext:value-type="float">
            <text:p>0.001634</text:p>
          </table:table-cell>
          <table:table-cell/>
          <table:table-cell table:formula="of:=[.E135]/[.B135]" office:value-type="float" office:value="0.749618320610687" calcext:value-type="float">
            <text:p>0.749618320610687</text:p>
          </table:table-cell>
          <table:table-cell table:formula="of:=[.F135]/[.C135]" office:value-type="float" office:value="0.56403175698999" calcext:value-type="float">
            <text:p>0.56403175698999</text:p>
          </table:table-cell>
        </table:table-row>
        <table:table-row table:style-name="ro1">
          <table:table-cell office:value-type="string" calcext:value-type="string">
            <text:p>sf_276.qasm 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0.00166" calcext:value-type="float">
            <text:p>0.00166</text:p>
          </table:table-cell>
          <table:table-cell/>
          <table:table-cell table:formula="of:=[.E136]/[.B136]" office:value-type="float" office:value="0.759194734804491" calcext:value-type="float">
            <text:p>0.759194734804491</text:p>
          </table:table-cell>
          <table:table-cell table:formula="of:=[.F136]/[.C136]" office:value-type="float" office:value="0.440201538053567" calcext:value-type="float">
            <text:p>0.440201538053567</text:p>
          </table:table-cell>
        </table:table-row>
        <table:table-row table:style-name="ro1">
          <table:table-cell office:value-type="string" calcext:value-type="string">
            <text:p>sqn_258.qasm 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/>
          <table:table-cell office:value-type="float" office:value="34581" calcext:value-type="float">
            <text:p>34581</text:p>
          </table:table-cell>
          <table:table-cell office:value-type="float" office:value="0.024948" calcext:value-type="float">
            <text:p>0.024948</text:p>
          </table:table-cell>
          <table:table-cell/>
          <table:table-cell table:formula="of:=[.E137]/[.B137]" office:value-type="float" office:value="0.950236315673774" calcext:value-type="float">
            <text:p>0.950236315673774</text:p>
          </table:table-cell>
          <table:table-cell table:formula="of:=[.F137]/[.C137]" office:value-type="float" office:value="0.00845356772545219" calcext:value-type="float">
            <text:p>0.008453567725452</text:p>
          </table:table-cell>
        </table:table-row>
        <table:table-row table:style-name="ro1">
          <table:table-cell office:value-type="string" calcext:value-type="string">
            <text:p>sqrt8_260.qasm 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/>
          <table:table-cell office:value-type="float" office:value="10894" calcext:value-type="float">
            <text:p>10894</text:p>
          </table:table-cell>
          <table:table-cell office:value-type="float" office:value="0.00672" calcext:value-type="float">
            <text:p>0.00672</text:p>
          </table:table-cell>
          <table:table-cell/>
          <table:table-cell table:formula="of:=[.E138]/[.B138]" office:value-type="float" office:value="0.946892655367232" calcext:value-type="float">
            <text:p>0.946892655367232</text:p>
          </table:table-cell>
          <table:table-cell table:formula="of:=[.F138]/[.C138]" office:value-type="float" office:value="0.00499583680266445" calcext:value-type="float">
            <text:p>0.004995836802664</text:p>
          </table:table-cell>
        </table:table-row>
        <table:table-row table:style-name="ro1">
          <table:table-cell office:value-type="string" calcext:value-type="string">
            <text:p>squar5_261.qasm 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/>
          <table:table-cell office:value-type="float" office:value="7255" calcext:value-type="float">
            <text:p>7255</text:p>
          </table:table-cell>
          <table:table-cell office:value-type="float" office:value="0.004341" calcext:value-type="float">
            <text:p>0.004341</text:p>
          </table:table-cell>
          <table:table-cell/>
          <table:table-cell table:formula="of:=[.E139]/[.B139]" office:value-type="float" office:value="0.985198261814231" calcext:value-type="float">
            <text:p>0.985198261814231</text:p>
          </table:table-cell>
          <table:table-cell table:formula="of:=[.F139]/[.C139]" office:value-type="float" office:value="0.20542305508234" calcext:value-type="float">
            <text:p>0.20542305508234</text:p>
          </table:table-cell>
        </table:table-row>
        <table:table-row table:style-name="ro1">
          <table:table-cell office:value-type="string" calcext:value-type="string">
            <text:p>square_root_7.qasm 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/>
          <table:table-cell office:value-type="float" office:value="28307" calcext:value-type="float">
            <text:p>28307</text:p>
          </table:table-cell>
          <table:table-cell office:value-type="float" office:value="0.240954" calcext:value-type="float">
            <text:p>0.240954</text:p>
          </table:table-cell>
          <table:table-cell/>
          <table:table-cell table:formula="of:=[.E140]/[.B140]" office:value-type="float" office:value="0.996129077664778" calcext:value-type="float">
            <text:p>0.996129077664778</text:p>
          </table:table-cell>
          <table:table-cell table:formula="of:=[.F140]/[.C140]" office:value-type="float" office:value="0.00837166155353501" calcext:value-type="float">
            <text:p>0.008371661553535</text:p>
          </table:table-cell>
        </table:table-row>
        <table:table-row table:style-name="ro1">
          <table:table-cell office:value-type="string" calcext:value-type="string">
            <text:p>sym10_262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703" calcext:value-type="float">
            <text:p>228703</text:p>
          </table:table-cell>
          <table:table-cell office:value-type="float" office:value="0.139171" calcext:value-type="float">
            <text:p>0.139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6_145.qasm 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/>
          <table:table-cell office:value-type="float" office:value="11789" calcext:value-type="float">
            <text:p>11789</text:p>
          </table:table-cell>
          <table:table-cell office:value-type="float" office:value="0.008452" calcext:value-type="float">
            <text:p>0.008452</text:p>
          </table:table-cell>
          <table:table-cell/>
          <table:table-cell table:formula="of:=[.E142]/[.B142]" office:value-type="float" office:value="0.874749573347184" calcext:value-type="float">
            <text:p>0.874749573347184</text:p>
          </table:table-cell>
          <table:table-cell table:formula="of:=[.F142]/[.C142]" office:value-type="float" office:value="0.152739627005927" calcext:value-type="float">
            <text:p>0.152739627005927</text:p>
          </table:table-cell>
        </table:table-row>
        <table:table-row table:style-name="ro1">
          <table:table-cell office:value-type="string" calcext:value-type="string">
            <text:p>sym6_316.qasm </text:p>
          </table:table-cell>
          <table:table-cell office:value-type="float" office:value="932" calcext:value-type="float">
            <text:p>932</text:p>
          </table:table-cell>
          <table:table-cell office:value-type="float" office:value="0.013521" calcext:value-type="float">
            <text:p>0.01352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0.000654" calcext:value-type="float">
            <text:p>0.000654</text:p>
          </table:table-cell>
          <table:table-cell/>
          <table:table-cell table:formula="of:=[.E143]/[.B143]" office:value-type="float" office:value="1.33905579399142" calcext:value-type="float">
            <text:p>1.33905579399142</text:p>
          </table:table-cell>
          <table:table-cell table:formula="of:=[.F143]/[.C143]" office:value-type="float" office:value="0.0483692034612824" calcext:value-type="float">
            <text:p>0.048369203461283</text:p>
          </table:table-cell>
        </table:table-row>
        <table:table-row table:style-name="ro1">
          <table:table-cell office:value-type="string" calcext:value-type="string">
            <text:p>sym9_146.qasm 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0.000673" calcext:value-type="float">
            <text:p>0.000673</text:p>
          </table:table-cell>
          <table:table-cell/>
          <table:table-cell table:formula="of:=[.E144]/[.B144]" office:value-type="float" office:value="1.18471337579618" calcext:value-type="float">
            <text:p>1.18471337579618</text:p>
          </table:table-cell>
          <table:table-cell table:formula="of:=[.F144]/[.C144]" office:value-type="float" office:value="0.102654057352044" calcext:value-type="float">
            <text:p>0.102654057352044</text:p>
          </table:table-cell>
        </table:table-row>
        <table:table-row table:style-name="ro1">
          <table:table-cell office:value-type="string" calcext:value-type="string">
            <text:p>sym9_148.qasm 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/>
          <table:table-cell office:value-type="float" office:value="64530" calcext:value-type="float">
            <text:p>64530</text:p>
          </table:table-cell>
          <table:table-cell office:value-type="float" office:value="0.046632" calcext:value-type="float">
            <text:p>0.046632</text:p>
          </table:table-cell>
          <table:table-cell/>
          <table:table-cell table:formula="of:=[.E145]/[.B145]" office:value-type="float" office:value="0.848442615406866" calcext:value-type="float">
            <text:p>0.848442615406866</text:p>
          </table:table-cell>
          <table:table-cell table:formula="of:=[.F145]/[.C145]" office:value-type="float" office:value="0.0405090561612301" calcext:value-type="float">
            <text:p>0.04050905616123</text:p>
          </table:table-cell>
        </table:table-row>
        <table:table-row table:style-name="ro1">
          <table:table-cell office:value-type="string" calcext:value-type="string">
            <text:p>sym9_193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/>
          <table:table-cell office:value-type="float" office:value="118528" calcext:value-type="float">
            <text:p>118528</text:p>
          </table:table-cell>
          <table:table-cell office:value-type="float" office:value="0.076109" calcext:value-type="float">
            <text:p>0.076109</text:p>
          </table:table-cell>
          <table:table-cell/>
          <table:table-cell table:formula="of:=[.E146]/[.B146]" office:value-type="float" office:value="0.902926008029191" calcext:value-type="float">
            <text:p>0.902926008029191</text:p>
          </table:table-cell>
          <table:table-cell table:formula="of:=[.F146]/[.C146]" office:value-type="float" office:value="0.0100649582505706" calcext:value-type="float">
            <text:p>0.010064958250571</text:p>
          </table:table-cell>
        </table:table-row>
        <table:table-row table:style-name="ro1">
          <table:table-cell office:value-type="string" calcext:value-type="string">
            <text:p>sys6-v0_111.qasm 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0.000604" calcext:value-type="float">
            <text:p>0.000604</text:p>
          </table:table-cell>
          <table:table-cell/>
          <table:table-cell table:formula="of:=[.E147]/[.B147]" office:value-type="float" office:value="1.05837563451777" calcext:value-type="float">
            <text:p>1.05837563451777</text:p>
          </table:table-cell>
          <table:table-cell table:formula="of:=[.F147]/[.C147]" office:value-type="float" office:value="0.0414408233276158" calcext:value-type="float">
            <text:p>0.041440823327616</text:p>
          </table:table-cell>
        </table:table-row>
        <table:table-row table:style-name="ro1">
          <table:table-cell office:value-type="string" calcext:value-type="string">
            <text:p>urf1_149.qasm 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/>
          <table:table-cell office:value-type="float" office:value="619723" calcext:value-type="float">
            <text:p>619723</text:p>
          </table:table-cell>
          <table:table-cell office:value-type="float" office:value="0.37999" calcext:value-type="float">
            <text:p>0.37999</text:p>
          </table:table-cell>
          <table:table-cell/>
          <table:table-cell table:formula="of:=[.E148]/[.B148]" office:value-type="float" office:value="0.992997838463178" calcext:value-type="float">
            <text:p>0.992997838463178</text:p>
          </table:table-cell>
          <table:table-cell table:formula="of:=[.F148]/[.C148]" office:value-type="float" office:value="0.162512509515786" calcext:value-type="float">
            <text:p>0.162512509515786</text:p>
          </table:table-cell>
        </table:table-row>
        <table:table-row table:style-name="ro1">
          <table:table-cell office:value-type="string" calcext:value-type="string">
            <text:p>urf1_278.qasm 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/>
          <table:table-cell office:value-type="float" office:value="209989" calcext:value-type="float">
            <text:p>209989</text:p>
          </table:table-cell>
          <table:table-cell office:value-type="float" office:value="0.140905" calcext:value-type="float">
            <text:p>0.140905</text:p>
          </table:table-cell>
          <table:table-cell/>
          <table:table-cell table:formula="of:=[.E149]/[.B149]" office:value-type="float" office:value="0.952274922566923" calcext:value-type="float">
            <text:p>0.952274922566923</text:p>
          </table:table-cell>
          <table:table-cell table:formula="of:=[.F149]/[.C149]" office:value-type="float" office:value="0.00198954572474644" calcext:value-type="float">
            <text:p>0.001989545724746</text:p>
          </table:table-cell>
        </table:table-row>
        <table:table-row table:style-name="ro1">
          <table:table-cell office:value-type="string" calcext:value-type="string">
            <text:p>urf2_152.qasm 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/>
          <table:table-cell office:value-type="float" office:value="260517" calcext:value-type="float">
            <text:p>260517</text:p>
          </table:table-cell>
          <table:table-cell office:value-type="float" office:value="0.165226" calcext:value-type="float">
            <text:p>0.165226</text:p>
          </table:table-cell>
          <table:table-cell/>
          <table:table-cell table:formula="of:=[.E150]/[.B150]" office:value-type="float" office:value="0.955667970154291" calcext:value-type="float">
            <text:p>0.955667970154291</text:p>
          </table:table-cell>
          <table:table-cell table:formula="of:=[.F150]/[.C150]" office:value-type="float" office:value="0.217928240084309" calcext:value-type="float">
            <text:p>0.217928240084309</text:p>
          </table:table-cell>
        </table:table-row>
        <table:table-row table:style-name="ro1">
          <table:table-cell office:value-type="string" calcext:value-type="string">
            <text:p>urf2_277.qasm 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/>
          <table:table-cell office:value-type="float" office:value="75605" calcext:value-type="float">
            <text:p>75605</text:p>
          </table:table-cell>
          <table:table-cell office:value-type="float" office:value="0.053581" calcext:value-type="float">
            <text:p>0.053581</text:p>
          </table:table-cell>
          <table:table-cell/>
          <table:table-cell table:formula="of:=[.E151]/[.B151]" office:value-type="float" office:value="0.93033987153299" calcext:value-type="float">
            <text:p>0.93033987153299</text:p>
          </table:table-cell>
          <table:table-cell table:formula="of:=[.F151]/[.C151]" office:value-type="float" office:value="0.111213508100086" calcext:value-type="float">
            <text:p>0.111213508100086</text:p>
          </table:table-cell>
        </table:table-row>
        <table:table-row table:style-name="ro1">
          <table:table-cell office:value-type="string" calcext:value-type="string">
            <text:p>urf3_155.qasm 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/>
          <table:table-cell office:value-type="float" office:value="1432813" calcext:value-type="float">
            <text:p>1432813</text:p>
          </table:table-cell>
          <table:table-cell office:value-type="float" office:value="0.86001" calcext:value-type="float">
            <text:p>0.86001</text:p>
          </table:table-cell>
          <table:table-cell/>
          <table:table-cell table:formula="of:=[.E152]/[.B152]" office:value-type="float" office:value="0.986634963524861" calcext:value-type="float">
            <text:p>0.986634963524861</text:p>
          </table:table-cell>
          <table:table-cell table:formula="of:=[.F152]/[.C152]" office:value-type="float" office:value="0.0131674156185168" calcext:value-type="float">
            <text:p>0.013167415618517</text:p>
          </table:table-cell>
        </table:table-row>
        <table:table-row table:style-name="ro1">
          <table:table-cell office:value-type="string" calcext:value-type="string">
            <text:p>urf3_279.qasm 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/>
          <table:table-cell office:value-type="float" office:value="481049" calcext:value-type="float">
            <text:p>481049</text:p>
          </table:table-cell>
          <table:table-cell office:value-type="float" office:value="0.316548" calcext:value-type="float">
            <text:p>0.316548</text:p>
          </table:table-cell>
          <table:table-cell/>
          <table:table-cell table:formula="of:=[.E153]/[.B153]" office:value-type="float" office:value="0.959440350229863" calcext:value-type="float">
            <text:p>0.959440350229863</text:p>
          </table:table-cell>
          <table:table-cell table:formula="of:=[.F153]/[.C153]" office:value-type="float" office:value="0.00422246410449314" calcext:value-type="float">
            <text:p>0.004222464104493</text:p>
          </table:table-cell>
        </table:table-row>
        <table:table-row table:style-name="ro1">
          <table:table-cell office:value-type="string" calcext:value-type="string">
            <text:p>urf4_187.qasm 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/>
          <table:table-cell office:value-type="float" office:value="1634905" calcext:value-type="float">
            <text:p>1634905</text:p>
          </table:table-cell>
          <table:table-cell office:value-type="float" office:value="1.08084" calcext:value-type="float">
            <text:p>1.08084</text:p>
          </table:table-cell>
          <table:table-cell/>
          <table:table-cell table:formula="of:=[.E154]/[.B154]" office:value-type="float" office:value="0.884794185454978" calcext:value-type="float">
            <text:p>0.884794185454978</text:p>
          </table:table-cell>
          <table:table-cell table:formula="of:=[.F154]/[.C154]" office:value-type="float" office:value="0.0654364488357732" calcext:value-type="float">
            <text:p>0.065436448835773</text:p>
          </table:table-cell>
        </table:table-row>
        <table:table-row table:style-name="ro1">
          <table:table-cell office:value-type="string" calcext:value-type="string">
            <text:p>urf5_158.qasm 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/>
          <table:table-cell office:value-type="float" office:value="549740" calcext:value-type="float">
            <text:p>549740</text:p>
          </table:table-cell>
          <table:table-cell office:value-type="float" office:value="0.339789" calcext:value-type="float">
            <text:p>0.339789</text:p>
          </table:table-cell>
          <table:table-cell/>
          <table:table-cell table:formula="of:=[.E155]/[.B155]" office:value-type="float" office:value="0.98963096309631" calcext:value-type="float">
            <text:p>0.98963096309631</text:p>
          </table:table-cell>
          <table:table-cell table:formula="of:=[.F155]/[.C155]" office:value-type="float" office:value="0.151310539534387" calcext:value-type="float">
            <text:p>0.151310539534387</text:p>
          </table:table-cell>
        </table:table-row>
        <table:table-row table:style-name="ro1">
          <table:table-cell office:value-type="string" calcext:value-type="string">
            <text:p>urf5_280.qasm 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/>
          <table:table-cell office:value-type="float" office:value="188202" calcext:value-type="float">
            <text:p>188202</text:p>
          </table:table-cell>
          <table:table-cell office:value-type="float" office:value="0.124448" calcext:value-type="float">
            <text:p>0.124448</text:p>
          </table:table-cell>
          <table:table-cell/>
          <table:table-cell table:formula="of:=[.E156]/[.B156]" office:value-type="float" office:value="0.980555816061771" calcext:value-type="float">
            <text:p>0.980555816061771</text:p>
          </table:table-cell>
          <table:table-cell table:formula="of:=[.F156]/[.C156]" office:value-type="float" office:value="0.0540439132851584" calcext:value-type="float">
            <text:p>0.054043913285159</text:p>
          </table:table-cell>
        </table:table-row>
        <table:table-row table:style-name="ro1">
          <table:table-cell office:value-type="string" calcext:value-type="string">
            <text:p>urf6_160.qasm 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/>
          <table:table-cell office:value-type="float" office:value="628393" calcext:value-type="float">
            <text:p>628393</text:p>
          </table:table-cell>
          <table:table-cell office:value-type="float" office:value="0.350721" calcext:value-type="float">
            <text:p>0.350721</text:p>
          </table:table-cell>
          <table:table-cell/>
          <table:table-cell table:formula="of:=[.E157]/[.B157]" office:value-type="float" office:value="0.950969442729331" calcext:value-type="float">
            <text:p>0.950969442729331</text:p>
          </table:table-cell>
          <table:table-cell table:formula="of:=[.F157]/[.C157]" office:value-type="float" office:value="0.00528211778101082" calcext:value-type="float">
            <text:p>0.005282117781011</text:p>
          </table:table-cell>
        </table:table-row>
        <table:table-row table:style-name="ro1">
          <table:table-cell office:value-type="string" calcext:value-type="string">
            <text:p>wim_266.qasm 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float" office:value="3158" calcext:value-type="float">
            <text:p>3158</text:p>
          </table:table-cell>
          <table:table-cell office:value-type="float" office:value="0.002157" calcext:value-type="float">
            <text:p>0.002157</text:p>
          </table:table-cell>
          <table:table-cell/>
          <table:table-cell table:formula="of:=[.E158]/[.B158]" office:value-type="float" office:value="0.928550426345193" calcext:value-type="float">
            <text:p>0.928550426345193</text:p>
          </table:table-cell>
          <table:table-cell table:formula="of:=[.F158]/[.C158]" office:value-type="float" office:value="0.164857841638643" calcext:value-type="float">
            <text:p>0.164857841638643</text:p>
          </table:table-cell>
        </table:table-row>
        <table:table-row table:style-name="ro1">
          <table:table-cell office:value-type="string" calcext:value-type="string">
            <text:p>xor5_254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023" calcext:value-type="float">
            <text:p>2.3E-05</text:p>
          </table:table-cell>
          <table:table-cell/>
          <table:table-cell table:formula="of:=[.E159]/[.B159]" office:value-type="float" office:value="0.527777777777778" calcext:value-type="float">
            <text:p>0.527777777777778</text:p>
          </table:table-cell>
          <table:table-cell table:formula="of:=[.F159]/[.C159]" office:value-type="float" office:value="0.169117647058824" calcext:value-type="float">
            <text:p>0.169117647058824</text:p>
          </table:table-cell>
        </table:table-row>
        <table:table-row table:style-name="ro1">
          <table:table-cell office:value-type="string" calcext:value-type="string">
            <text:p>z4_268.qasm 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/>
          <table:table-cell office:value-type="float" office:value="11256" calcext:value-type="float">
            <text:p>11256</text:p>
          </table:table-cell>
          <table:table-cell office:value-type="float" office:value="0.006755" calcext:value-type="float">
            <text:p>0.006755</text:p>
          </table:table-cell>
          <table:table-cell/>
          <table:table-cell table:formula="of:=[.E160]/[.B160]" office:value-type="float" office:value="0.995929923907273" calcext:value-type="float">
            <text:p>0.995929923907273</text:p>
          </table:table-cell>
          <table:table-cell table:formula="of:=[.F160]/[.C160]" office:value-type="float" office:value="0.0524912967798085" calcext:value-type="float">
            <text:p>0.05249129677980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SUM([.H3:.H160])/156" office:value-type="float" office:value="0.913125461573223" calcext:value-type="float">
            <text:p>0.913125461573223</text:p>
          </table:table-cell>
          <table:table-cell table:formula="of:=SUM([.I3:.I160])/156" office:value-type="float" office:value="0.333188696249946" calcext:value-type="float">
            <text:p>0.33318869624994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132 better ones</text:p>
          </table:table-cell>
          <table:table-cell office:value-type="float" office:value="0.84904" calcext:value-type="float">
            <text:p>0.84904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hose 150</text:p>
          </table:table-cell>
          <table:table-cell office:value-type="float" office:value="0.8855" calcext:value-type="float">
            <text:p>0.8855</text:p>
          </table:table-cell>
          <table:table-cell/>
        </table:table-row>
        <table:table-row table:style-name="ro1" table:number-rows-repeated="104840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3:34:34.366840840</meta:creation-date>
    <dc:date>2018-08-09T13:43:11.183785969</dc:date>
    <meta:editing-duration>PT8M36S</meta:editing-duration>
    <meta:editing-cycles>3</meta:editing-cycles>
    <meta:generator>LibreOffice/6.0.3.2$Linux_X86_64 LibreOffice_project/00m0$Build-2</meta:generator>
    <meta:document-statistic meta:table-count="1" meta:cell-count="1119" meta:object-count="0"/>
  </office:meta>
</office:document-meta>
</file>